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4528in"/>
    </style:style>
    <style:style style:name="co18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5063in"/>
    </style:style>
    <style:style style:name="co23" style:family="table-column">
      <style:table-column-properties fo:break-before="auto" style:column-width="1.4846in"/>
    </style:style>
    <style:style style:name="co24" style:family="table-column">
      <style:table-column-properties fo:break-before="auto" style:column-width="1.7646in"/>
    </style:style>
    <style:style style:name="co25" style:family="table-column">
      <style:table-column-properties fo:break-before="auto" style:column-width="2.4854in"/>
    </style:style>
    <style:style style:name="co26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0.7126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1.3437in"/>
    </style:style>
    <style:style style:name="co13" style:family="table-column">
      <style:table-column-properties fo:break-before="auto" style:column-width="2.698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1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161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8516in"/>
    </style:style>
    <style:style style:name="co30" style:family="table-column">
      <style:table-column-properties fo:break-before="auto" style:column-width="2.722in"/>
    </style:style>
    <style:style style:name="co31" style:family="table-column">
      <style:table-column-properties fo:break-before="auto" style:column-width="2.3791in"/>
    </style:style>
    <style:style style:name="ro35" style:family="table-row">
      <style:table-row-properties style:row-height="0.4146in" fo:break-before="auto" style:use-optimal-row-height="true"/>
    </style:style>
    <style:style style:name="ro36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28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2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352in" fo:break-before="auto" style:use-optimal-row-height="true"/>
    </style:style>
    <style:style style:name="ro15" style:family="table-row">
      <style:table-row-properties style:row-height="0.1957in" fo:break-before="auto" style:use-optimal-row-height="tru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2382in" fo:break-before="auto" style:use-optimal-row-height="false"/>
    </style:style>
    <style:style style:name="ro18" style:family="table-row">
      <style:table-row-properties style:row-height="0.2173in" fo:break-before="auto" style:use-optimal-row-height="false"/>
    </style:style>
    <style:style style:name="ro20" style:family="table-row">
      <style:table-row-properties style:row-height="1.4193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1.1091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7307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27" style:family="table-row">
      <style:table-row-properties style:row-height="1.8862in" fo:break-before="auto" style:use-optimal-row-height="true"/>
    </style:style>
    <style:style style:name="ro29" style:family="table-row">
      <style:table-row-properties style:row-height="1.0882in" fo:break-before="auto" style:use-optimal-row-height="false"/>
    </style:style>
    <style:style style:name="ro30" style:family="table-row">
      <style:table-row-properties style:row-height="1.6063in" fo:break-before="auto" style:use-optimal-row-height="false"/>
    </style:style>
    <style:style style:name="ro31" style:family="table-row">
      <style:table-row-properties style:row-height="1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200" style:family="table-cell" style:parent-style-name="Default">
      <style:table-cell-properties fo:border="0.06pt solid #000000"/>
      <style:text-properties style:text-position="" style:font-name="Ari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/>
    </style:style>
    <style:style style:name="ce151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5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size="10pt" fo:font-weight="normal" style:font-name-asian="Tahoma1" style:font-size-asian="10pt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9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ext-properties style:font-name="Arial" fo:font-size="10pt" fo:font-weight="normal"/>
    </style:style>
    <style:style style:name="ce6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1" style:family="table-cell" style:parent-style-name="Default">
      <style:text-properties style:font-name="Arial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4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1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2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11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3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fo:wrap-option="wrap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1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size-asian="10pt" style:font-size-complex="10pt"/>
    </style:style>
    <style:style style:name="ce14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5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3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64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4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7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9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8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82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language="en" fo:country="GB" style:font-name-asian="Tahoma1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font-name="Arial" style:font-name-asian="ＭＳ Ｐゴシック" style:font-name-complex="Tahoma"/>
    </style:style>
    <style:style style:name="T17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0" table:default-cell-style-name="ce53"/>
        <table:table-column table:style-name="co11" table:default-cell-style-name="Default"/>
        <table:table-column table:style-name="co12" table:default-cell-style-name="Default"/>
        <table:table-column table:style-name="co13" table:default-cell-style-name="ce83"/>
        <table:table-column table:style-name="co14" table:default-cell-style-name="Default"/>
        <table:table-column table:style-name="co15" table:default-cell-style-name="Default"/>
        <table:table-column table:style-name="co16" table:default-cell-style-name="ce53"/>
        <table:table-column table:style-name="co10" table:number-columns-repeated="248" table:default-cell-style-name="ce53"/>
        <table:table-column table:style-name="co10" table:default-cell-style-name="Default"/>
        <table:table-row table:style-name="ro7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7" table:number-columns-repeated="2"/>
          <table:table-cell table:style-name="ce53"/>
          <table:table-cell table:style-name="ce53" table:number-columns-spanned="3" table:number-rows-spanned="1"/>
          <table:covered-table-cell table:style-name="ce53"/>
          <table:covered-table-cell/>
          <table:table-cell table:number-columns-repeated="249"/>
        </table:table-row>
        <table:table-row table:style-name="ro7" table:number-rows-repeated="3">
          <table:table-cell table:style-name="ce54"/>
          <table:table-cell table:number-columns-repeated="2"/>
          <table:table-cell table:style-name="ce54" table:number-columns-repeated="3"/>
          <table:table-cell table:number-columns-repeated="250"/>
        </table:table-row>
        <table:table-row table:style-name="ro8">
          <table:table-cell table:style-name="ce54"/>
          <table:table-cell table:number-columns-repeated="2"/>
          <table:table-cell table:style-name="ce54" table:number-columns-repeated="3"/>
          <table:table-cell table:number-columns-repeated="250"/>
        </table:table-row>
        <table:table-row table:style-name="ro10">
          <table:table-cell table:style-name="ce54"/>
          <table:table-cell table:style-name="ce58" office:value-type="string">
            <text:p>IPAD SNIFF TEST </text:p>
          </table:table-cell>
          <table:table-cell table:style-name="ce54" table:number-columns-repeated="4"/>
          <table:table-cell table:number-columns-repeated="250"/>
        </table:table-row>
        <table:table-row table:style-name="ro7">
          <table:table-cell table:style-name="ce54"/>
          <table:table-cell table:style-name="ce59" office:value-type="string">
            <text:p>Version:</text:p>
          </table:table-cell>
          <table:table-cell table:style-name="ce66" office:value-type="float" office:value="2.5">
            <text:p>2.5</text:p>
          </table:table-cell>
          <table:table-cell table:style-name="ce76"/>
          <table:table-cell table:style-name="ce54" table:number-columns-repeated="2"/>
          <table:table-cell table:number-columns-repeated="250"/>
        </table:table-row>
        <table:table-row table:style-name="ro7">
          <table:table-cell table:style-name="ce54"/>
          <table:table-cell table:style-name="ce59" office:value-type="string">
            <text:p>Issue date:</text:p>
          </table:table-cell>
          <table:table-cell table:style-name="ce67" office:value-type="date" office:date-value="2011-12-19">
            <text:p>12/19/2011</text:p>
          </table:table-cell>
          <table:table-cell table:style-name="ce76"/>
          <table:table-cell table:style-name="ce54" table:number-columns-repeated="2"/>
          <table:table-cell table:number-columns-repeated="250"/>
        </table:table-row>
        <table:table-row table:style-name="ro7">
          <table:table-cell table:style-name="ce54"/>
          <table:table-cell table:style-name="ce59" office:value-type="string">
            <text:p>Project Suite:</text:p>
          </table:table-cell>
          <table:table-cell table:style-name="ce68"/>
          <table:table-cell table:style-name="ce76"/>
          <table:table-cell table:style-name="ce54" table:number-columns-repeated="2"/>
          <table:table-cell table:number-columns-repeated="250"/>
        </table:table-row>
        <table:table-row table:style-name="ro7">
          <table:table-cell table:style-name="ce54"/>
          <table:table-cell table:style-name="ce59" office:value-type="string">
            <text:p>Project Name:</text:p>
          </table:table-cell>
          <table:table-cell table:style-name="ce69" office:value-type="string">
            <text:p>Mobile</text:p>
          </table:table-cell>
          <table:table-cell table:style-name="ce76"/>
          <table:table-cell table:style-name="ce54" table:number-columns-repeated="2"/>
          <table:table-cell table:number-columns-repeated="250"/>
        </table:table-row>
        <table:table-row table:style-name="ro7">
          <table:table-cell table:style-name="ce54"/>
          <table:table-cell table:style-name="ce59" office:value-type="string">
            <text:p>Total Cases:</text:p>
          </table:table-cell>
          <table:table-cell table:style-name="ce70" table:formula="of:=[Summary_Report.F86]" office:value-type="float" office:value="76">
            <text:p>76</text:p>
          </table:table-cell>
          <table:table-cell table:style-name="ce77"/>
          <table:table-cell table:style-name="ce54" table:number-columns-repeated="2"/>
          <table:table-cell table:number-columns-repeated="250"/>
        </table:table-row>
        <table:table-row table:style-name="ro12">
          <table:table-cell table:style-name="ce54"/>
          <table:table-cell table:style-name="ce60" office:value-type="string">
            <text:p>Test Status:</text:p>
          </table:table-cell>
          <table:table-cell table:style-name="ce71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54" table:number-columns-repeated="2"/>
          <table:table-cell table:number-columns-repeated="250"/>
        </table:table-row>
        <table:table-row table:style-name="ro13">
          <table:table-cell/>
          <table:table-cell table:style-name="ce61"/>
          <table:table-cell table:style-name="ce72"/>
          <table:table-cell table:style-name="Default"/>
          <table:table-cell table:number-columns-repeated="2"/>
          <table:table-cell table:style-name="Default"/>
          <table:table-cell table:style-name="ce55" table:number-columns-repeated="248"/>
          <table:table-cell/>
        </table:table-row>
        <table:table-row table:style-name="ro7">
          <table:table-cell table:style-name="ce55"/>
          <table:table-cell table:style-name="ce62" office:value-type="string">
            <text:p>Record of change:</text:p>
          </table:table-cell>
          <table:table-cell table:style-name="ce53" table:number-columns-repeated="4"/>
          <table:table-cell/>
          <table:table-cell table:style-name="ce56" table:number-columns-repeated="248"/>
          <table:table-cell/>
        </table:table-row>
        <table:table-row table:style-name="ro14">
          <table:table-cell table:style-name="ce55"/>
          <table:table-cell table:style-name="ce63" office:value-type="string">
            <text:p>Effective Date</text:p>
          </table:table-cell>
          <table:table-cell table:style-name="ce74" office:value-type="string">
            <text:p>Version</text:p>
          </table:table-cell>
          <table:table-cell table:style-name="ce74" office:value-type="string">
            <text:p>Change description</text:p>
          </table:table-cell>
          <table:table-cell table:style-name="ce74" office:value-type="string">
            <text:p>Originator</text:p>
          </table:table-cell>
          <table:table-cell table:style-name="ce86" office:value-type="string">
            <text:p>Reviewer/</text:p>
            <text:p>Approver</text:p>
          </table:table-cell>
          <table:table-cell table:style-name="ce97" office:value-type="string">
            <text:p>Reference</text:p>
          </table:table-cell>
          <table:table-cell table:style-name="ce56" table:number-columns-repeated="248"/>
          <table:table-cell/>
        </table:table-row>
        <table:table-row table:style-name="ro7">
          <table:table-cell table:style-name="ce55"/>
          <table:table-cell table:style-name="ce64" office:value-type="date" office:date-value="2011-01-03">
            <text:p>3-Jan-2011</text:p>
          </table:table-cell>
          <table:table-cell table:style-name="ce75" office:value-type="string">
            <text:p>1.0</text:p>
          </table:table-cell>
          <table:table-cell table:style-name="ce78" office:value-type="string">
            <text:p>update and run with TCM</text:p>
          </table:table-cell>
          <table:table-cell table:style-name="ce85" office:value-type="string">
            <text:p>hoa.nguyen</text:p>
          </table:table-cell>
          <table:table-cell table:style-name="ce85"/>
          <table:table-cell table:style-name="ce98"/>
          <table:table-cell table:style-name="ce56" table:number-columns-repeated="248"/>
          <table:table-cell/>
        </table:table-row>
        <table:table-row table:style-name="ro7">
          <table:table-cell table:style-name="ce56"/>
          <table:table-cell table:style-name="ce64" office:value-type="date" office:date-value="2011-04-20">
            <text:p>20-Apr-2011</text:p>
          </table:table-cell>
          <table:table-cell table:style-name="ce75" office:value-type="string">
            <text:p>2.0</text:p>
          </table:table-cell>
          <table:table-cell table:style-name="ce79" office:value-type="string">
            <text:p>Update base on changes</text:p>
          </table:table-cell>
          <table:table-cell table:style-name="ce85" office:value-type="string">
            <text:p>hoa.nguyen</text:p>
          </table:table-cell>
          <table:table-cell table:style-name="ce85"/>
          <table:table-cell table:style-name="ce98"/>
          <table:table-cell table:style-name="ce56" table:number-columns-repeated="248"/>
          <table:table-cell/>
        </table:table-row>
        <table:table-row table:style-name="ro7">
          <table:table-cell table:style-name="ce56"/>
          <table:table-cell table:style-name="ce64" office:value-type="date" office:date-value="2011-05-10">
            <text:p>10-May-2011</text:p>
          </table:table-cell>
          <table:table-cell table:style-name="ce75" office:value-type="string">
            <text:p>2.1</text:p>
          </table:table-cell>
          <table:table-cell table:style-name="ce79" office:value-type="string">
            <text:p>Update Home Page base on spec</text:p>
          </table:table-cell>
          <table:table-cell table:style-name="ce85" office:value-type="string">
            <text:p>hoa.nguyen</text:p>
          </table:table-cell>
          <table:table-cell table:style-name="ce85"/>
          <table:table-cell table:style-name="ce99"/>
          <table:table-cell table:style-name="ce56" table:number-columns-repeated="248"/>
          <table:table-cell/>
        </table:table-row>
        <table:table-row table:style-name="ro7">
          <table:table-cell table:style-name="ce56"/>
          <table:table-cell table:style-name="ce64" office:value-type="date" office:date-value="2011-06-02">
            <text:p>2-Jun-2011</text:p>
          </table:table-cell>
          <table:table-cell table:style-name="ce75" office:value-type="string">
            <text:p>2.2</text:p>
          </table:table-cell>
          <table:table-cell table:style-name="ce80" office:value-type="string">
            <text:p>Update base on changes</text:p>
          </table:table-cell>
          <table:table-cell table:style-name="ce85" office:value-type="string">
            <text:p>hoa.nguyen</text:p>
          </table:table-cell>
          <table:table-cell table:style-name="ce85"/>
          <table:table-cell table:style-name="ce99"/>
          <table:table-cell/>
          <table:table-cell table:style-name="ce56" table:number-columns-repeated="247"/>
          <table:table-cell/>
        </table:table-row>
        <table:table-row table:style-name="ro11">
          <table:table-cell table:style-name="ce56"/>
          <table:table-cell table:style-name="ce65" office:value-type="date" office:date-value="2011-11-03">
            <text:p>3-Nov-2011</text:p>
          </table:table-cell>
          <table:table-cell table:style-name="ce75" office:value-type="string">
            <text:p>2.3</text:p>
          </table:table-cell>
          <table:table-cell table:style-name="ce81" office:value-type="string">
            <text:p>Update and add more test case based on new features of PLF-3.5.0</text:p>
          </table:table-cell>
          <table:table-cell table:style-name="ce85" office:value-type="string">
            <text:p>nhung.vu</text:p>
          </table:table-cell>
          <table:table-cell table:style-name="ce85"/>
          <table:table-cell table:style-name="ce99"/>
          <table:table-cell table:number-columns-repeated="249"/>
        </table:table-row>
        <table:table-row table:style-name="ro11">
          <table:table-cell table:style-name="ce56"/>
          <table:table-cell table:style-name="ce65" office:value-type="date" office:date-value="2011-11-16">
            <text:p>16-Nov-2011</text:p>
          </table:table-cell>
          <table:table-cell table:style-name="ce75" office:value-type="string">
            <text:p>2.4</text:p>
          </table:table-cell>
          <table:table-cell table:style-name="ce81" office:value-type="string">
            <text:p>Update and add more test case based on new features of PLF-3.5.0</text:p>
          </table:table-cell>
          <table:table-cell table:style-name="ce85" office:value-type="string">
            <text:p>nhung.vu</text:p>
          </table:table-cell>
          <table:table-cell table:style-name="ce85"/>
          <table:table-cell table:style-name="ce99"/>
          <table:table-cell table:number-columns-repeated="249"/>
        </table:table-row>
        <table:table-row table:style-name="ro11">
          <table:table-cell/>
          <table:table-cell table:style-name="ce65" office:value-type="date" office:date-value="2011-12-19">
            <text:p>19-Dec-2011</text:p>
          </table:table-cell>
          <table:table-cell table:style-name="ce75" office:value-type="string">
            <text:p>2.5</text:p>
          </table:table-cell>
          <table:table-cell table:style-name="ce81" office:value-type="string">
            <text:p>Update and add more test case based on new features of PLF-3.5.0</text:p>
          </table:table-cell>
          <table:table-cell table:style-name="ce85" office:value-type="string">
            <text:p>nhung.vu</text:p>
          </table:table-cell>
          <table:table-cell table:style-name="ce85"/>
          <table:table-cell table:style-name="ce99"/>
          <table:table-cell table:number-columns-repeated="249"/>
        </table:table-row>
        <table:table-row table:style-name="ro7" table:number-rows-repeated="3">
          <table:table-cell table:number-columns-repeated="6"/>
          <table:table-cell table:style-name="Default"/>
          <table:table-cell table:number-columns-repeated="249"/>
        </table:table-row>
        <table:table-row table:style-name="ro15" table:number-rows-repeated="11">
          <table:table-cell/>
          <table:table-cell table:style-name="ce53" table:number-columns-repeated="2"/>
          <table:table-cell table:style-name="ce84"/>
          <table:table-cell table:style-name="ce53" table:number-columns-repeated="2"/>
          <table:table-cell table:number-columns-repeated="250"/>
        </table:table-row>
        <table:table-row table:style-name="ro9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9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office:forms form:automatic-focus="false" form:apply-design-mode="false"/>
        <table:table-column table:style-name="co17" table:default-cell-style-name="ce38"/>
        <table:table-column table:style-name="co18" table:default-cell-style-name="ce47"/>
        <table:table-column table:style-name="co8" table:default-cell-style-name="ce199"/>
        <table:table-column table:style-name="co8" table:default-cell-style-name="ce200"/>
        <table:table-row table:style-name="ro35">
          <table:table-cell table:style-name="ce194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196"/>
          <table:covered-table-cell table:number-columns-repeated="2" table:style-name="ce197"/>
        </table:table-row>
        <table:table-row table:style-name="ro36">
          <table:table-cell table:style-name="ce195" office:value-type="string">
            <text:p>Id</text:p>
          </table:table-cell>
          <table:table-cell table:style-name="ce195" office:value-type="string">
            <text:p>Main cases</text:p>
          </table:table-cell>
          <table:table-cell table:style-name="ce198" office:value-type="string">
            <text:p>Priority</text:p>
          </table:table-cell>
          <table:table-cell table:style-name="ce198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6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O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4</text:p>
          </table:table-cell>
          <table:table-cell table:style-name="ce46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5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6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7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6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6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4</text:p>
          </table:table-cell>
          <table:table-cell table:style-name="ce46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5</text:p>
          </table:table-cell>
          <table:table-cell table:style-name="ce46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6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table:style-name="ce46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6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6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9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9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50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table:style-name="ce50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table:style-name="ce50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82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62"/>
        <table:table-column table:style-name="co8" table:default-cell-style-name="Default"/>
        <table:table-column table:style-name="co31" table:default-cell-style-name="Default"/>
        <table:table-column table:style-name="co8" table:number-columns-repeated="1013" table:default-cell-style-name="Default"/>
        <table:table-row table:style-name="ro15">
          <table:table-cell/>
          <table:table-cell table:style-name="ce104" table:number-columns-repeated="2"/>
          <table:table-cell table:style-name="ce105" table:number-columns-repeated="2"/>
          <table:table-cell/>
          <table:table-cell table:style-name="ce115"/>
          <table:table-cell table:style-name="ce105"/>
          <table:table-cell table:style-name="ce155"/>
          <table:table-cell table:style-name="ce163"/>
          <table:table-cell table:style-name="ce164" table:number-columns-repeated="4"/>
          <table:table-cell/>
          <table:table-cell table:style-name="ce173" table:number-columns-repeated="5"/>
          <table:table-cell table:number-columns-repeated="1004"/>
        </table:table-row>
        <table:table-row table:style-name="ro16">
          <table:table-cell/>
          <table:table-cell table:style-name="ce104" office:value-type="string">
            <text:p>TEST CASES</text:p>
          </table:table-cell>
          <table:table-cell table:style-name="ce104"/>
          <table:table-cell table:style-name="ce105" table:number-columns-repeated="2"/>
          <table:table-cell/>
          <table:table-cell table:style-name="ce115"/>
          <table:table-cell table:style-name="ce105"/>
          <table:table-cell table:style-name="ce155"/>
          <table:table-cell table:style-name="ce164" office:value-type="string">
            <text:p>Passed</text:p>
          </table:table-cell>
          <table:table-cell table:style-name="ce164" table:formula="of:=COUNTIF([.K$7:.K$724];[.$J2])" office:value-type="float" office:value="79">
            <text:p>79</text:p>
          </table:table-cell>
          <table:table-cell table:style-name="ce164" table:formula="of:=COUNTIF([.L$7:.L$724];[.$J2])" office:value-type="float" office:value="79">
            <text:p>79</text:p>
          </table:table-cell>
          <table:table-cell table:style-name="ce164" table:formula="of:=COUNTIF([.N$7:.N$724];[.$J2])" office:value-type="float" office:value="0">
            <text:p>0</text:p>
          </table:table-cell>
          <table:table-cell table:style-name="ce164" table:formula="of:=COUNTIF([.O$7:.O$724];[.$J2])" office:value-type="float" office:value="0">
            <text:p>0</text:p>
          </table:table-cell>
          <table:table-cell/>
          <table:table-cell table:style-name="ce173" table:number-columns-repeated="5"/>
          <table:table-cell table:number-columns-repeated="1004"/>
        </table:table-row>
        <table:table-row table:style-name="ro16">
          <table:table-cell/>
          <table:table-cell table:style-name="ce105" table:number-columns-repeated="4"/>
          <table:table-cell/>
          <table:table-cell table:style-name="ce115"/>
          <table:table-cell table:style-name="ce105"/>
          <table:table-cell table:style-name="ce155"/>
          <table:table-cell table:style-name="ce164" office:value-type="string">
            <text:p>Failed</text:p>
          </table:table-cell>
          <table:table-cell table:style-name="ce164" table:formula="of:=COUNTIF([.K$7:.K$724];[.$J3])" office:value-type="float" office:value="6">
            <text:p>6</text:p>
          </table:table-cell>
          <table:table-cell table:style-name="ce164" table:formula="of:=COUNTIF([.L$7:.L$724];[.$J3])" office:value-type="float" office:value="6">
            <text:p>6</text:p>
          </table:table-cell>
          <table:table-cell table:style-name="ce164" table:formula="of:=COUNTIF([.N$7:.N$724];[.$J3])" office:value-type="float" office:value="0">
            <text:p>0</text:p>
          </table:table-cell>
          <table:table-cell table:style-name="ce164" table:formula="of:=COUNTIF([.O$7:.O$724];[.$J3])" office:value-type="float" office:value="0">
            <text:p>0</text:p>
          </table:table-cell>
          <table:table-cell/>
          <table:table-cell table:style-name="ce174" table:number-columns-repeated="2"/>
          <table:table-cell table:style-name="ce178"/>
          <table:table-cell table:style-name="ce173" table:number-columns-repeated="2"/>
          <table:table-cell table:number-columns-repeated="1004"/>
        </table:table-row>
        <table:table-row table:style-name="ro17">
          <table:table-cell/>
          <table:table-cell table:style-name="ce106" office:value-type="string">
            <text:p>Functions List<text:span text:style-name="T4">:</text:span></text:p>
          </table:table-cell>
          <table:table-cell table:style-name="ce110" table:number-columns-spanned="3" table:number-rows-spanned="1"/>
          <table:covered-table-cell table:style-name="ce114"/>
          <table:covered-table-cell table:style-name="ce121"/>
          <table:table-cell/>
          <table:table-cell table:style-name="ce115"/>
          <table:table-cell table:style-name="ce140"/>
          <table:table-cell table:style-name="ce156"/>
          <table:table-cell table:style-name="ce164" office:value-type="string">
            <text:p>Blocked</text:p>
          </table:table-cell>
          <table:table-cell table:style-name="ce164" table:formula="of:=COUNTIF([.K$7:.K$724];[.$J4])" office:value-type="float" office:value="0">
            <text:p>0</text:p>
          </table:table-cell>
          <table:table-cell table:style-name="ce164" table:formula="of:=COUNTIF([.L$7:.L$724];[.$J4])" office:value-type="float" office:value="0">
            <text:p>0</text:p>
          </table:table-cell>
          <table:table-cell table:style-name="ce164" table:formula="of:=COUNTIF([.N$7:.N$724];[.$J4])" office:value-type="float" office:value="0">
            <text:p>0</text:p>
          </table:table-cell>
          <table:table-cell table:style-name="ce164" table:formula="of:=COUNTIF([.O$7:.O$724];[.$J4])" office:value-type="float" office:value="0">
            <text:p>0</text:p>
          </table:table-cell>
          <table:table-cell/>
          <table:table-cell table:style-name="ce174" table:number-columns-repeated="2"/>
          <table:table-cell table:style-name="ce178"/>
          <table:table-cell table:style-name="ce173" table:number-columns-repeated="2"/>
          <table:table-cell table:number-columns-repeated="1004"/>
        </table:table-row>
        <table:table-row table:style-name="ro18">
          <table:table-cell/>
          <table:table-cell table:style-name="ce106" office:value-type="string">
            <text:p>Total Main Cases:</text:p>
          </table:table-cell>
          <table:table-cell table:style-name="ce111" table:formula="of:=MAX([.A7:.A1151])" office:value-type="float" office:value="87" table:number-columns-spanned="3" table:number-rows-spanned="1">
            <text:p>87</text:p>
          </table:table-cell>
          <table:covered-table-cell table:number-columns-repeated="2" table:style-name="ce115"/>
          <table:table-cell/>
          <table:table-cell table:style-name="ce115"/>
          <table:table-cell table:style-name="ce140"/>
          <table:table-cell table:style-name="ce157"/>
          <table:table-cell table:style-name="ce165" office:value-type="string">
            <text:p>N/A</text:p>
          </table:table-cell>
          <table:table-cell table:style-name="ce164" table:formula="of:=COUNTIF([.K$7:.K$724];[.$J5])" office:value-type="float" office:value="2">
            <text:p>2</text:p>
          </table:table-cell>
          <table:table-cell table:style-name="ce164" table:formula="of:=COUNTIF([.L$7:.L$724];[.$J5])" office:value-type="float" office:value="2">
            <text:p>2</text:p>
          </table:table-cell>
          <table:table-cell table:style-name="ce164" table:formula="of:=COUNTIF([.N$7:.N$724];[.$J5])" office:value-type="float" office:value="0">
            <text:p>0</text:p>
          </table:table-cell>
          <table:table-cell table:style-name="ce164" table:formula="of:=COUNTIF([.O$7:.O$724];[.$J5])" office:value-type="float" office:value="0">
            <text:p>0</text:p>
          </table:table-cell>
          <table:table-cell/>
          <table:table-cell table:style-name="ce174" table:number-columns-repeated="2"/>
          <table:table-cell table:style-name="ce178"/>
          <table:table-cell table:style-name="ce173" table:number-columns-repeated="2"/>
          <table:table-cell table:number-columns-repeated="1004"/>
        </table:table-row>
        <table:table-row table:style-name="ro11">
          <table:table-cell table:style-name="ce100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Tester</text:p>
          </table:table-cell>
          <table:table-cell table:style-name="ce116" office:value-type="string">
            <text:p>Ipad2</text:p>
          </table:table-cell>
          <table:table-cell table:style-name="ce116" office:value-type="string">
            <text:p>Ipad2012</text:p>
          </table:table-cell>
          <table:table-cell table:style-name="ce116" office:value-type="string">
            <text:p>Comment/Bug</text:p>
          </table:table-cell>
          <table:table-cell table:style-name="ce116" table:number-columns-repeated="4"/>
          <table:table-cell table:style-name="ce179" table:number-columns-repeated="3"/>
          <table:table-cell table:number-columns-repeated="1004"/>
        </table:table-row>
        <table:table-row table:style-name="ro12">
          <table:table-cell table:style-name="ce101" office:value-type="float" office:value="1">
            <text:p>001</text:p>
          </table:table-cell>
          <table:table-cell table:style-name="ce108" office:value-type="string">
            <text:p>SNF_IPA_LGN_01</text:p>
          </table:table-cell>
          <table:table-cell table:style-name="ce112" office:value-type="float" office:value="1">
            <text:p>001</text:p>
          </table:table-cell>
          <table:table-cell table:style-name="ce117" office:value-type="string">
            <text:p>Mobile/IPad/Login/Valid <text:s/>Authenticate </text:p>
          </table:table-cell>
          <table:table-cell table:style-name="ce122" office:value-type="string">
            <text:p>Sign in an eXo server with valid user/password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<text:span text:style-name="T5">- Start the </text:span><text:span text:style-name="T5">application </text:span><text:span text:style-name="T5">on Mobile </text:span><text:span text:style-name="T5">Device</text:span></text:p>
            <text:p><text:span text:style-name="T5">- Select a </text:span><text:span text:style-name="T5">server in </text:span><text:span text:style-name="T5">server list</text:span></text:p>
            <text:p>- Input valid user name &amp; password</text:p>
            <text:p>- Touch on the Sign In button</text:p>
          </table:table-cell>
          <table:table-cell table:style-name="ce141" office:value-type="string">
            <text:p><text:span text:style-name="T14">- The </text:span><text:span text:style-name="T14">application </text:span><text:span text:style-name="T14">shows </text:span><text:span text:style-name="T14">“Loading...” </text:span><text:span text:style-name="T14">then the </text:span><text:span text:style-name="T14">Activity </text:span><text:span text:style-name="T14">Stream</text:span><text:span text:style-name="T15"> is </text:span><text:span text:style-name="T15">displayed</text:span></text:p>
            <text:p><text:span text:style-name="T16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08" office:value-type="string">
            <text:p>SNF_IPA_LGN_02</text:p>
          </table:table-cell>
          <table:table-cell table:style-name="ce113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17" office:value-type="string">
            <text:p>Mobile/IPad/Login/Valid <text:s/>user name</text:p>
          </table:table-cell>
          <table:table-cell table:style-name="ce122" office:value-type="string">
            <text:p>Sign in an eXo server with invalid user name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<text:span text:style-name="T5">- Start the </text:span><text:span text:style-name="T5">application </text:span><text:span text:style-name="T5">on Mobile </text:span><text:span text:style-name="T5">Device</text:span></text:p>
            <text:p><text:span text:style-name="T5">- Select a </text:span><text:span text:style-name="T5">server in </text:span><text:span text:style-name="T5">server list</text:span></text:p>
            <text:p>- Input invalid user name &amp; valid password</text:p>
            <text:p>- Touch on the Sign In button</text:p>
          </table:table-cell>
          <table:table-cell table:style-name="ce141" office:value-type="string">
            <text:p><text:span text:style-name="T14">- The </text:span><text:span text:style-name="T14">application </text:span><text:span text:style-name="T14">shows </text:span><text:span text:style-name="T14">“Loading...” </text:span><text:span text:style-name="T14">then error </text:span><text:span text:style-name="T14">message is </text:span><text:span text:style-name="T14">displayed</text:span></text:p>
            <text:p><text:span text:style-name="T16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08" office:value-type="string">
            <text:p>SNF_IPA_LGN_03</text:p>
          </table:table-cell>
          <table:table-cell table:style-name="ce113"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7" office:value-type="string">
            <text:p>Mobile/IPad/Login/Invalid password</text:p>
          </table:table-cell>
          <table:table-cell table:style-name="ce122" office:value-type="string">
            <text:p>Sign in an eXo server with invalid password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<text:span text:style-name="T5">- Start the </text:span><text:span text:style-name="T5">application </text:span><text:span text:style-name="T5">on Mobile </text:span><text:span text:style-name="T5">Device</text:span></text:p>
            <text:p><text:span text:style-name="T5">- Select a </text:span><text:span text:style-name="T5">server in </text:span><text:span text:style-name="T5">server list</text:span></text:p>
            <text:p>- Input valid user name &amp; invalid password</text:p>
            <text:p>- Touch on the Sign In button</text:p>
          </table:table-cell>
          <table:table-cell table:style-name="ce141" office:value-type="string">
            <text:p><text:span text:style-name="T14">- The </text:span><text:span text:style-name="T14">application </text:span><text:span text:style-name="T14">shows </text:span><text:span text:style-name="T14">“Loading...” </text:span><text:span text:style-name="T14">then error </text:span><text:span text:style-name="T14">message is </text:span><text:span text:style-name="T14">displayed</text:span></text:p>
            <text:p><text:span text:style-name="T16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08" office:value-type="string">
            <text:p>SNF_IPA_LGN_04</text:p>
          </table:table-cell>
          <table:table-cell table:style-name="ce113"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17" office:value-type="string">
            <text:p>Mobile/Ipad/Login/Invalid password</text:p>
          </table:table-cell>
          <table:table-cell table:style-name="ce122" office:value-type="string">
            <text:p>Sign in an eXo server with blank user/password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41" office:value-type="string">
            <text:p><text:span text:style-name="T14">- The </text:span><text:span text:style-name="T14">application </text:span><text:span text:style-name="T14">shows </text:span><text:span text:style-name="T14">“Loading...” </text:span><text:span text:style-name="T14">then error </text:span><text:span text:style-name="T14">message is </text:span><text:span text:style-name="T14">displayed</text:span></text:p>
            <text:p><text:span text:style-name="T16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08" office:value-type="string">
            <text:p>SNF_IPA_LGN_05</text:p>
          </table:table-cell>
          <table:table-cell table:style-name="ce113"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17" office:value-type="string">
            <text:p>Mobile/Ipad/Login/Invalid password</text:p>
          </table:table-cell>
          <table:table-cell table:style-name="ce122" office:value-type="string">
            <text:p>Sign in an eXo server with another account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41" office:value-type="string">
            <text:p><text:span text:style-name="T14">- The </text:span><text:span text:style-name="T14">application </text:span><text:span text:style-name="T14">shows </text:span><text:span text:style-name="T14">“Loading...” </text:span><text:span text:style-name="T14">then the </text:span><text:span text:style-name="T14">Activity </text:span><text:span text:style-name="T14">Stream</text:span><text:span text:style-name="T15"> is </text:span><text:span text:style-name="T15">displayed</text:span></text:p>
            <text:p><text:span text:style-name="T16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21">
          <table:table-cell table:style-name="ce102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08" office:value-type="string">
            <text:p>SNF_IPA_LGN_06</text:p>
          </table:table-cell>
          <table:table-cell table:style-name="ce113"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18" office:value-type="string">
            <text:p>Mobile/Ipad/Login/No Connection</text:p>
          </table:table-cell>
          <table:table-cell table:style-name="ce122" office:value-type="string">
            <text:p>Sign in an eXo server when no network connection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2" office:value-type="string">
            <text:p>Alert message is displayed notice that can not reach the internet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08" office:value-type="string">
            <text:p>SNF_IPA_LGN_07</text:p>
          </table:table-cell>
          <table:table-cell table:style-name="ce113"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17" office:value-type="string">
            <text:p>Mobile/IPad/Login/Remember Authenticate</text:p>
          </table:table-cell>
          <table:table-cell table:style-name="ce123" office:value-type="string">
            <text:p>Sign in an eXo server <text:s/>with Remember User &amp; Password</text:p>
          </table:table-cell>
          <table:table-cell table:style-name="ce132" office:value-type="string">
            <text:p>Step 1: Remember Me</text:p>
          </table:table-cell>
          <table:table-cell table:style-name="ce132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32" office:value-type="string">
            <text:p>- User name &amp; password in the first sign in will be displayed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08" office:value-type="string">
            <text:p>SNF_IPA_LGN_08</text:p>
          </table:table-cell>
          <table:table-cell table:style-name="ce113"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17" office:value-type="string">
            <text:p>Mobile/IPad/Login/Auto</text:p>
          </table:table-cell>
          <table:table-cell table:style-name="ce124" office:value-type="string">
            <text:p>Sign in an eXo server with Auto Sign In option</text:p>
          </table:table-cell>
          <table:table-cell table:style-name="ce132" office:value-type="string">
            <text:p>Step 1: Auto Sign In</text:p>
          </table:table-cell>
          <table:table-cell table:style-name="ce132" office:value-type="string">
            <text:p>- Enable "Auto Sign In" option then Sign In. Or Sign In then enable "Auto Sign In".</text:p>
            <text:p><text:span text:style-name="T6">- After SignIn </text:span><text:span text:style-name="T6">progress </text:span><text:span text:style-name="T6">finished, exit </text:span><text:span text:style-name="T6">the app </text:span><text:span text:style-name="T6">(touch on </text:span><text:span text:style-name="T6">physical </text:span><text:span text:style-name="T6">home button)</text:span></text:p>
          </table:table-cell>
          <table:table-cell table:style-name="ce132" office:value-type="string">
            <text:p>- Application will be automatically signed in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1">
          <table:table-cell table:style-name="ce102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08" office:value-type="string">
            <text:p>SNF_IPA_LGN_09</text:p>
          </table:table-cell>
          <table:table-cell table:style-name="ce113"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17" office:value-type="string">
            <text:p>Mobile/Ipad/Login/Rotate Devices</text:p>
          </table:table-cell>
          <table:table-cell table:style-name="ce125" office:value-type="string">
            <text:p>Rotate devices while signing in eXo server</text:p>
          </table:table-cell>
          <table:table-cell table:style-name="ce132" office:value-type="string">
            <text:p>Step 1: Rotate devices</text:p>
          </table:table-cell>
          <table:table-cell table:style-name="ce132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2" office:value-type="string">
            <text:p>- Screen will be automatically rotate in the corresponding direction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1">
          <table:table-cell table:style-name="ce102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08" office:value-type="string">
            <text:p>SNF_IPA_LGO_10</text:p>
          </table:table-cell>
          <table:table-cell table:style-name="ce113"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17" office:value-type="string">
            <text:p>Mobile/IPad/Logout</text:p>
          </table:table-cell>
          <table:table-cell table:style-name="ce122" office:value-type="string">
            <text:p>Logout of Home Screen</text:p>
          </table:table-cell>
          <table:table-cell table:style-name="ce132" office:value-type="string">
            <text:p>Step 1: Sign out</text:p>
          </table:table-cell>
          <table:table-cell table:style-name="ce133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42" office:value-type="string">
            <text:p><text:span text:style-name="T17">- The </text:span><text:span text:style-name="T17">authenticate </text:span><text:span text:style-name="T18">screen is </text:span><text:span text:style-name="T18">displayed </text:span><text:span text:style-name="T18">with empty </text:span><text:span text:style-name="T18">user and </text:span><text:span text:style-name="T18">password</text:span></text:p>
            <text:p><text:span text:style-name="T12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19">
          <table:table-cell table:style-name="ce102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08" office:value-type="string">
            <text:p>SNF_IPA_SET_11</text:p>
          </table:table-cell>
          <table:table-cell table:style-name="ce113"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17" office:value-type="string">
            <text:p>Mobile/IPad/Setting</text:p>
          </table:table-cell>
          <table:table-cell table:style-name="ce122" office:value-type="string">
            <text:p>Display Setting screen</text:p>
          </table:table-cell>
          <table:table-cell table:style-name="ce133" office:value-type="string">
            <text:p>Step 1: Start the application</text:p>
          </table:table-cell>
          <table:table-cell table:style-name="ce133" office:value-type="string">
            <text:p><text:span text:style-name="T7">- Start the </text:span><text:span text:style-name="T7">application </text:span><text:span text:style-name="T7">on mobile </text:span><text:span text:style-name="T7">device</text:span> </text:p>
            <text:p>- On the authenticate screen, push the settings button</text:p>
          </table:table-cell>
          <table:table-cell table:style-name="ce143" office:value-type="string">
            <text:p>The application shows its settings. There is the possibility to change the language and change the server list 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1">
          <table:table-cell table:style-name="ce102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08" office:value-type="string">
            <text:p>SNF_IPA_SEV_12</text:p>
          </table:table-cell>
          <table:table-cell table:style-name="ce113"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17" office:value-type="string">
            <text:p>Mobile/IPad/Server List/Change Server</text:p>
          </table:table-cell>
          <table:table-cell table:style-name="ce122" office:value-type="string">
            <text:p>Change server</text:p>
          </table:table-cell>
          <table:table-cell table:style-name="ce132" office:value-type="string">
            <text:p>Step 1: Select server</text:p>
          </table:table-cell>
          <table:table-cell table:style-name="ce133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3" office:value-type="string">
            <text:p>The selected server on the previous screen is displayed with a small indicator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08" office:value-type="string">
            <text:p>SNF_IPA_SEV_13</text:p>
          </table:table-cell>
          <table:table-cell table:style-name="ce113"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17" office:value-type="string">
            <text:p>Mobile/IPad/Server List/modify</text:p>
          </table:table-cell>
          <table:table-cell table:style-name="ce122" office:value-type="string">
            <text:p>Try to modify the selected server after being authenticate</text:p>
          </table:table-cell>
          <table:table-cell table:style-name="ce132" office:value-type="string">
            <text:p>Step 1: Select server</text:p>
          </table:table-cell>
          <table:table-cell table:style-name="ce133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3" office:value-type="string">
            <text:p>The selected server don't change. (because the user is already authenticate)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08" office:value-type="string">
            <text:p>SNF_IPA_SEV_14</text:p>
          </table:table-cell>
          <table:table-cell table:style-name="ce113"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18" office:value-type="string">
            <text:p>Mobile/Ipad/Server List/Delete </text:p>
          </table:table-cell>
          <table:table-cell table:style-name="ce122" office:value-type="string">
            <text:p>Try to delete the selected server after being authenticate</text:p>
          </table:table-cell>
          <table:table-cell table:style-name="ce134" office:value-type="string">
            <text:p>Step 1: Select server</text:p>
          </table:table-cell>
          <table:table-cell table:style-name="ce133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3" office:value-type="string">
            <text:p>The selected server can't be deleted</text:p>
            <text:p>(It should alert message)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office:value-type="string">
            <text:p>Update test case: Cannot select server to delete</text:p>
          </table:table-cell>
          <table:table-cell table:style-name="ce167" table:number-columns-repeated="3"/>
          <table:table-cell table:style-name="ce175"/>
          <table:table-cell table:style-name="ce181" table:number-columns-repeated="3"/>
          <table:table-cell table:style-name="ce182" table:number-columns-repeated="1004"/>
        </table:table-row>
        <table:table-row table:style-name="ro22">
          <table:table-cell table:style-name="ce102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08" office:value-type="string">
            <text:p>SNF_IPA_SEV_15</text:p>
          </table:table-cell>
          <table:table-cell table:style-name="ce113"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41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71" office:value-type="string">
            <text:p><text:a xlink:href="https://jira.exoplatform.org/browse/TESTVN-5672">TESTVN-5672</text:a></text:p>
          </table:table-cell>
          <table:table-cell table:style-name="ce168" table:number-columns-repeated="3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08" office:value-type="string">
            <text:p>SNF_IPA_SEV_16</text:p>
          </table:table-cell>
          <table:table-cell table:style-name="ce113"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</text:span><text:span text:style-name="T8">the button to </text:span><text:span text:style-name="T8">“Modify the </text:span><text:span text:style-name="T8">list”</text:span></text:p>
            <text:p><text:span text:style-name="T8">- touch on </text:span><text:span text:style-name="T8">[Add] button</text:span></text:p>
            <text:p><text:span text:style-name="T8">- Input </text:span><text:span text:style-name="T8">[Server </text:span><text:span text:style-name="T8">Name] &amp; </text:span><text:span text:style-name="T8">[Url] with </text:span><text:span text:style-name="T8">format:</text:span></text:p>
            <text:p><text:span text:style-name="T8"><text:s text:c="2"/></text:span><text:span text:style-name="T8">demo.platfor</text:span><text:span text:style-name="T8">m.exo.org/po</text:span><text:span text:style-name="T8">rtal</text:span></text:p>
            <text:p><text:span text:style-name="T8">- touch on </text:span><text:span text:style-name="T8">[Done] </text:span><text:span text:style-name="T8">button</text:span></text:p>
          </table:table-cell>
          <table:table-cell table:style-name="ce141" office:value-type="string">
            <text:p><text:span text:style-name="T16">New server </text:span><text:span text:style-name="T16">is added and </text:span><text:span text:style-name="T16">shown in </text:span><text:span text:style-name="T16">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08" office:value-type="string">
            <text:p>SNF_IPA_SEV_17</text:p>
          </table:table-cell>
          <table:table-cell table:style-name="ce113"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</text:span><text:span text:style-name="T8">the button to </text:span><text:span text:style-name="T8">“Modify the </text:span><text:span text:style-name="T8">list”</text:span></text:p>
            <text:p><text:span text:style-name="T8">- touch on </text:span><text:span text:style-name="T8">[Add] button</text:span></text:p>
            <text:p><text:span text:style-name="T8">- Input </text:span><text:span text:style-name="T8">[Server </text:span><text:span text:style-name="T8">Name] &amp; </text:span><text:span text:style-name="T8">[Url] with </text:span><text:span text:style-name="T8">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</text:span><text:span text:style-name="T8">[Done] </text:span><text:span text:style-name="T8">button</text:span></text:p>
          </table:table-cell>
          <table:table-cell table:style-name="ce141" office:value-type="string">
            <text:p><text:span text:style-name="T16">New server </text:span><text:span text:style-name="T16">is added and </text:span><text:span text:style-name="T16">shown in </text:span><text:span text:style-name="T16">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108" office:value-type="string">
            <text:p>SNF_IPA_SEV_18</text:p>
          </table:table-cell>
          <table:table-cell table:style-name="ce113"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</text:span><text:span text:style-name="T8">the button to </text:span><text:span text:style-name="T8">“Modify the </text:span><text:span text:style-name="T8">list”</text:span></text:p>
            <text:p><text:span text:style-name="T8">- touch on </text:span><text:span text:style-name="T8">[Add] button</text:span></text:p>
            <text:p><text:span text:style-name="T8">- Input </text:span><text:span text:style-name="T8">[Server </text:span><text:span text:style-name="T8">Name] &amp; </text:span><text:span text:style-name="T8">[Url] with </text:span><text:span text:style-name="T8">format:</text:span></text:p>
            <text:p><text:span text:style-name="T8"><text:s text:c="2"/></text:span><text:span text:style-name="T8">demo.platfor</text:span><text:span text:style-name="T8">m.exo.org/</text:span></text:p>
            <text:p><text:span text:style-name="T8">- touch on </text:span><text:span text:style-name="T8">[Done] </text:span><text:span text:style-name="T8">button</text:span></text:p>
          </table:table-cell>
          <table:table-cell table:style-name="ce141" office:value-type="string">
            <text:p><text:span text:style-name="T16">New server </text:span><text:span text:style-name="T16">is added and </text:span><text:span text:style-name="T16">shown in </text:span><text:span text:style-name="T16">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08" office:value-type="string">
            <text:p>SNF_IPA_SEV_19</text:p>
          </table:table-cell>
          <table:table-cell table:style-name="ce113"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</text:span><text:span text:style-name="T8">the button to </text:span><text:span text:style-name="T8">“Modify the </text:span><text:span text:style-name="T8">list”</text:span></text:p>
            <text:p><text:span text:style-name="T8">- touch on </text:span><text:span text:style-name="T8">[Add] button</text:span></text:p>
            <text:p><text:span text:style-name="T8">- Input </text:span><text:span text:style-name="T8">[Server </text:span><text:span text:style-name="T8">Name] &amp; </text:span><text:span text:style-name="T8">[Url] with </text:span><text:span text:style-name="T8">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</text:span><text:span text:style-name="T8">[Done] </text:span><text:span text:style-name="T8">button</text:span></text:p>
          </table:table-cell>
          <table:table-cell table:style-name="ce141" office:value-type="string">
            <text:p><text:span text:style-name="T16">New server </text:span><text:span text:style-name="T16">is added and </text:span><text:span text:style-name="T16">shown in </text:span><text:span text:style-name="T16">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108" office:value-type="string">
            <text:p>SNF_IPA_SEV_20</text:p>
          </table:table-cell>
          <table:table-cell table:style-name="ce113"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</text:span><text:span text:style-name="T8">the button to </text:span><text:span text:style-name="T8">“Modify the </text:span><text:span text:style-name="T8">list”</text:span></text:p>
            <text:p><text:span text:style-name="T8">- touch on </text:span><text:span text:style-name="T8">[Add] button</text:span></text:p>
            <text:p><text:span text:style-name="T8">- Input </text:span><text:span text:style-name="T8">[Server </text:span><text:span text:style-name="T8">Name] &amp; </text:span><text:span text:style-name="T8">[Url] with </text:span><text:span text:style-name="T8">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</text:span><text:span text:style-name="T8">[Done] </text:span><text:span text:style-name="T8">button</text:span></text:p>
          </table:table-cell>
          <table:table-cell table:style-name="ce141" office:value-type="string">
            <text:p><text:span text:style-name="T16">New server </text:span><text:span text:style-name="T16">is added and </text:span><text:span text:style-name="T16">shown in </text:span><text:span text:style-name="T16">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3">
          <table:table-cell table:style-name="ce102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108" office:value-type="string">
            <text:p>SNF_IPA_SEV_21</text:p>
          </table:table-cell>
          <table:table-cell table:style-name="ce113"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17" office:value-type="string">
            <text:p>Mobile/IPad/Server List/Add existing Server</text:p>
          </table:table-cell>
          <table:table-cell table:style-name="ce127" office:value-type="string">
            <text:p>Add an existing server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133" office:value-type="string">
            <text:p>An error message must be displayed with alert that the server is already present in the list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72" office:value-type="string">
            <text:p><text:a xlink:href="https://jira.exoplatform.org/browse/TESTVN-5673">TESTVN-5673</text:a></text:p>
          </table:table-cell>
          <table:table-cell table:style-name="ce167" table:number-columns-repeated="3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08" office:value-type="string">
            <text:p>SNF_IPA_SEV_22</text:p>
          </table:table-cell>
          <table:table-cell table:style-name="ce113"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17" office:value-type="string">
            <text:p>Mobile/Ipad/Server List/Add blank Server</text:p>
          </table:table-cell>
          <table:table-cell table:style-name="ce127" office:value-type="string">
            <text:p>Add a blank server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3" office:value-type="string">
            <text:p>An error message must be displayed with alert that the server name is required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3">
          <table:table-cell table:style-name="ce102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08" office:value-type="string">
            <text:p>SNF_IPA_SEV_23</text:p>
          </table:table-cell>
          <table:table-cell table:style-name="ce113"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17" office:value-type="string">
            <text:p>Mobile/Ipad/Server List/Add existing URL</text:p>
          </table:table-cell>
          <table:table-cell table:style-name="ce127" office:value-type="string">
            <text:p>Add an existing server URL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3" office:value-type="string">
            <text:p>An error message must be displayed with alert that the URL is already present in the list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Failed</text:p>
          </table:table-cell>
          <table:table-cell table:style-name="ce171" office:value-type="string">
            <text:p><text:a xlink:href="https://jira.exoplatform.org/browse/TESTVN-5675">TESTVN-5675</text:a></text:p>
          </table:table-cell>
          <table:table-cell table:style-name="ce168" table:number-columns-repeated="3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08" office:value-type="string">
            <text:p>SNF_IPA_SEV_24</text:p>
          </table:table-cell>
          <table:table-cell table:style-name="ce113"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17" office:value-type="string">
            <text:p>Mobile/Ipad/Server List/Add blank URL</text:p>
          </table:table-cell>
          <table:table-cell table:style-name="ce127" office:value-type="string">
            <text:p>Add a blank server URL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3" office:value-type="string">
            <text:p>An error message must be displayed with alert that the URL is required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71" office:value-type="string">
            <text:p><text:a xlink:href="https://jira.exoplatform.org/browse/MOB-1019">MOB-1019</text:a></text:p>
          </table:table-cell>
          <table:table-cell table:style-name="ce168" table:number-columns-repeated="3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08" office:value-type="string">
            <text:p>SNF_IPA_SEV_25</text:p>
          </table:table-cell>
          <table:table-cell table:style-name="ce113"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08" office:value-type="string">
            <text:p>SNF_IPA_SEV_26</text:p>
          </table:table-cell>
          <table:table-cell table:style-name="ce113"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08" office:value-type="string">
            <text:p>SNF_IPA_SEV_27</text:p>
          </table:table-cell>
          <table:table-cell table:style-name="ce113"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08" office:value-type="string">
            <text:p>SNF_IPA_SEV_28</text:p>
          </table:table-cell>
          <table:table-cell table:style-name="ce113"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08" office:value-type="string">
            <text:p>SNF_IPA_SEV_29</text:p>
          </table:table-cell>
          <table:table-cell table:style-name="ce113"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108" office:value-type="string">
            <text:p>SNF_IPA_SEV_30</text:p>
          </table:table-cell>
          <table:table-cell table:style-name="ce113"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108" office:value-type="string">
            <text:p>SNF_IPA_SEV_31</text:p>
          </table:table-cell>
          <table:table-cell table:style-name="ce113"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17" office:value-type="string">
            <text:p>Mobile/IPad/Server List/Delete Server</text:p>
          </table:table-cell>
          <table:table-cell table:style-name="ce127" office:value-type="string">
            <text:p>Delete a server</text:p>
          </table:table-cell>
          <table:table-cell table:style-name="ce132" office:value-type="string">
            <text:p>Step 1: Delete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3" office:value-type="string">
            <text:p>Selected server is removed in server list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19">
          <table:table-cell table:style-name="ce102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108" office:value-type="string">
            <text:p>SNF_IPA_GUI_32</text:p>
          </table:table-cell>
          <table:table-cell table:style-name="ce113"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17" office:value-type="string">
            <text:p>Mobile/IPad/User guide</text:p>
          </table:table-cell>
          <table:table-cell table:style-name="ce127" office:value-type="string">
            <text:p>Don't view User guide</text:p>
          </table:table-cell>
          <table:table-cell table:style-name="ce132" office:value-type="string">
            <text:p>Step 1: show user guide</text:p>
          </table:table-cell>
          <table:table-cell table:style-name="ce133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On the </text:span><text:span text:style-name="T9">authenticate </text:span><text:span text:style-name="T9">screen, push </text:span><text:span text:style-name="T9">the settings </text:span><text:span text:style-name="T9">button</text:span></text:p>
          </table:table-cell>
          <table:table-cell table:style-name="ce133" office:value-type="string">
            <text:p>- User guide button isn't displayed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108" office:value-type="string">
            <text:p>SNF_IPA_LAG_33</text:p>
          </table:table-cell>
          <table:table-cell table:style-name="ce113"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17" office:value-type="string">
            <text:p>Mobile/IPad/Setting language</text:p>
          </table:table-cell>
          <table:table-cell table:style-name="ce123" office:value-type="string">
            <text:p>Setting language</text:p>
          </table:table-cell>
          <table:table-cell table:style-name="ce135" office:value-type="string">
            <text:p>Step 1: select language</text:p>
          </table:table-cell>
          <table:table-cell table:style-name="ce133" office:value-type="string">
            <text:p><text:span text:style-name="T7">- Start the </text:span><text:span text:style-name="T7">application </text:span><text:span text:style-name="T7">on mobile </text:span><text:span text:style-name="T7">device</text:span><text:span text:style-name="T10"> </text:span></text:p>
            <text:p><text:span text:style-name="T10">- On the </text:span><text:span text:style-name="T10">authenticate </text:span><text:span text:style-name="T10">screen, push </text:span><text:span text:style-name="T10">the settings </text:span><text:span text:style-name="T10">button</text:span></text:p>
            <text:p><text:span text:style-name="T10">- then, select </text:span><text:span text:style-name="T10">a language </text:span><text:span text:style-name="T10">in list</text:span></text:p>
          </table:table-cell>
          <table:table-cell table:style-name="ce132" office:value-type="string">
            <text:p>- All of UI control title on the application is displayed in selected language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4">
          <table:table-cell table:style-name="ce102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108" office:value-type="string">
            <text:p>SNF_IPA_HOM_34</text:p>
          </table:table-cell>
          <table:table-cell table:style-name="ce113"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17" office:value-type="string">
            <text:p>Mobile/IPad/Home Screen/Horizontal</text:p>
          </table:table-cell>
          <table:table-cell table:style-name="ce125" office:value-type="string">
            <text:p>Check Home Screen </text:p>
          </table:table-cell>
          <table:table-cell table:style-name="ce135" office:value-type="string">
            <text:p>Step 1: Access Home screen</text:p>
          </table:table-cell>
          <table:table-cell table:style-name="ce133" office:value-type="string">
            <text:p>- Start the application on mobile device</text:p>
            <text:p>- Sign in with valid user name /password</text:p>
            <text:p/>
          </table:table-cell>
          <table:table-cell table:style-name="ce132" office:value-type="string">
            <text:p>- Home screen is displayed with applications</text:p>
            <text:p>- Applications is shown by icon and label at left panel. </text:p>
            <text:p>- Scroll bar will appear at left pane when have more applications</text:p>
            <text:p><text:span text:style-name="T12">- Current </text:span><text:span text:style-name="T12">user image </text:span><text:span text:style-name="T12">and full </text:span><text:span text:style-name="T12">name will be </text:span><text:span text:style-name="T12">shown on </text:span><text:span text:style-name="T12">top of </text:span><text:span text:style-name="T12">application </text:span><text:span text:style-name="T12">navigation </text:span><text:span text:style-name="T12">and there </text:span><text:span text:style-name="T12">are 3 </text:span><text:span text:style-name="T12">applications </text:span><text:span text:style-name="T12">on the left </text:span><text:span text:style-name="T12">menu: News, </text:span><text:span text:style-name="T12">Documents, </text:span><text:span text:style-name="T12">Apps</text:span></text:p>
            <text:p><text:s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109" office:value-type="string">
            <text:p>SNF_IPA_HOM_35</text:p>
          </table:table-cell>
          <table:table-cell table:style-name="ce113"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18" office:value-type="string">
            <text:p>Mobile/IPad/Home Screen/Horizontal</text:p>
          </table:table-cell>
          <table:table-cell table:style-name="ce125" office:value-type="string">
            <text:p>Show profile image and name of current use</text:p>
          </table:table-cell>
          <table:table-cell table:style-name="ce135" office:value-type="string">
            <text:p>Step 1: Go to home application</text:p>
          </table:table-cell>
          <table:table-cell table:style-name="ce133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132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office:value-type="string">
            <text:p>Update test case: No need to open touch to news icons</text:p>
          </table:table-cell>
          <table:table-cell table:style-name="ce167" table:number-columns-repeated="3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5">
          <table:table-cell table:style-name="ce102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108" office:value-type="string">
            <text:p>SNF_IPA_DAB_36</text:p>
          </table:table-cell>
          <table:table-cell table:style-name="ce113"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19" office:value-type="string">
            <text:p>Mobile/IPad/Dashboard/Gadget/List View</text:p>
          </table:table-cell>
          <table:table-cell table:style-name="ce123" office:value-type="string">
            <text:p>Gadget List View</text:p>
          </table:table-cell>
          <table:table-cell table:style-name="ce135" office:value-type="string">
            <text:p>Step 1: List View</text:p>
          </table:table-cell>
          <table:table-cell table:style-name="ce133" office:value-type="string">
            <text:p><text:span text:style-name="T11">- Add some </text:span><text:span text:style-name="T11">gadget into </text:span><text:span text:style-name="T11">tabs on PLF </text:span><text:span text:style-name="T11">3.0 via </text:span><text:span text:style-name="T11">browser</text:span></text:p>
            <text:p><text:span text:style-name="T7">- Start the </text:span><text:span text:style-name="T7">application </text:span><text:span text:style-name="T7">on mobile </text:span><text:span text:style-name="T7">device </text:span></text:p>
            <text:p><text:span text:style-name="T7">- Sign in with </text:span><text:span text:style-name="T7">valid user </text:span><text:span text:style-name="T7">name </text:span><text:span text:style-name="T7">/password</text:span></text:p>
            <text:p><text:span text:style-name="T7">- touch on an </text:span><text:span text:style-name="T7">[Dashboard] </text:span><text:span text:style-name="T7">application in </text:span><text:span text:style-name="T7">Home Page</text:span></text:p>
          </table:table-cell>
          <table:table-cell table:style-name="ce132" office:value-type="string">
            <text:p>- Gadgets will be organized in the List View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3">
          <table:table-cell table:style-name="ce102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108" office:value-type="string">
            <text:p>SNF_IPA_DAB_37</text:p>
          </table:table-cell>
          <table:table-cell table:style-name="ce113"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19" office:value-type="string">
            <text:p>Mobile/IPad/Dashboard/Gadget/Scroll List View</text:p>
          </table:table-cell>
          <table:table-cell table:style-name="ce123" office:value-type="string">
            <text:p>Scroll Gadget in List View</text:p>
          </table:table-cell>
          <table:table-cell table:style-name="ce135" office:value-type="string">
            <text:p>Step 1: Scroll in List View</text:p>
          </table:table-cell>
          <table:table-cell table:style-name="ce132" office:value-type="string">
            <text:p><text:span text:style-name="T11">- Add some </text:span><text:span text:style-name="T11">gadget into </text:span><text:span text:style-name="T11">tabs on PLF </text:span><text:span text:style-name="T11">3.0 via </text:span><text:span text:style-name="T11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an </text:span><text:span text:style-name="T9">[Dashboard] </text:span><text:span text:style-name="T9">application in </text:span><text:span text:style-name="T9">Home Page</text:span></text:p>
            <text:p>- In Gadgets List: touch and move scroll bar at right</text:p>
          </table:table-cell>
          <table:table-cell table:style-name="ce132" office:value-type="string">
            <text:p>- <text:s/>List view will be scrolled to move to other gadgets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5">
          <table:table-cell table:style-name="ce102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108" office:value-type="string">
            <text:p>SNF_IPA_DAB_38</text:p>
          </table:table-cell>
          <table:table-cell table:style-name="ce113"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19" office:value-type="string">
            <text:p>Mobile/IPad/Dashboard/Dashboard tabs</text:p>
          </table:table-cell>
          <table:table-cell table:style-name="ce123" office:value-type="string">
            <text:p>View Dashboard tabs</text:p>
          </table:table-cell>
          <table:table-cell table:style-name="ce135" office:value-type="string">
            <text:p>Step 1: View Dashboard tabs</text:p>
          </table:table-cell>
          <table:table-cell table:style-name="ce132" office:value-type="string">
            <text:p>- Create some dashboard tabs on PLF 3.0 via browser.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an </text:span><text:span text:style-name="T9">[Dashboard] </text:span><text:span text:style-name="T9">application in </text:span><text:span text:style-name="T9">Home Page</text:span></text:p>
          </table:table-cell>
          <table:table-cell table:style-name="ce132" office:value-type="string">
            <text:p>- All tab names will be displayed 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office:value-type="string">
            <text:p>Update test case: Dashboard must have gadget</text:p>
          </table:table-cell>
          <table:table-cell table:style-name="ce167" table:number-columns-repeated="3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108" office:value-type="string">
            <text:p>SNF_IPA_DAB_39</text:p>
          </table:table-cell>
          <table:table-cell table:style-name="ce113"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19" office:value-type="string">
            <text:p>Mobile/IPad/Dashboard/Dashboard tabs</text:p>
          </table:table-cell>
          <table:table-cell table:style-name="ce123" office:value-type="string">
            <text:p>View Dashboard tabs</text:p>
          </table:table-cell>
          <table:table-cell table:style-name="ce135" office:value-type="string">
            <text:p>Step 1: View Dashboard tabs with name includes spcecial chars</text:p>
          </table:table-cell>
          <table:table-cell table:style-name="ce132" office:value-type="string">
            <text:p>- Create some dashboard tabs on PLF 3.0 via browser with name inlcudes spcecial characters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an </text:span><text:span text:style-name="T9">[Dashboard] </text:span><text:span text:style-name="T9">application in </text:span><text:span text:style-name="T9">Home Page</text:span></text:p>
          </table:table-cell>
          <table:table-cell table:style-name="ce132" office:value-type="string">
            <text:p>- All tab names will be displayed well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Failed</text:p>
          </table:table-cell>
          <table:table-cell table:style-name="ce167" office:value-type="string">
            <text:p>TESTVN-5680</text:p>
          </table:table-cell>
          <table:table-cell table:style-name="ce167" table:number-columns-repeated="3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108" office:value-type="string">
            <text:p>SNF_IPA_DAB_40</text:p>
          </table:table-cell>
          <table:table-cell table:style-name="ce113"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19" office:value-type="string">
            <text:p>Mobile/IPad/Dashboard/update tabs</text:p>
          </table:table-cell>
          <table:table-cell table:style-name="ce123" office:value-type="string">
            <text:p>Update Dashboard tabs</text:p>
          </table:table-cell>
          <table:table-cell table:style-name="ce135" office:value-type="string">
            <text:p>Step 1: Update Dashboard tab tabs</text:p>
          </table:table-cell>
          <table:table-cell table:style-name="ce134" office:value-type="string">
            <text:p>- Create new more some dashboard tabs or delete some existed dashboard tabs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out &amp; </text:span><text:span text:style-name="T9">Sign in again </text:span><text:span text:style-name="T9">or exit </text:span><text:span text:style-name="T9">application </text:span><text:span text:style-name="T9">→ start </text:span><text:span text:style-name="T9">application </text:span><text:span text:style-name="T9">→ sign in</text:span></text:p>
            <text:p><text:span text:style-name="T9">- Touch on </text:span><text:span text:style-name="T9">[Dashboard] </text:span><text:span text:style-name="T9">application in </text:span><text:span text:style-name="T9">Home page </text:span><text:span text:style-name="T9">and <text:s/>then </text:span><text:span text:style-name="T9">touch on tab</text:span></text:p>
          </table:table-cell>
          <table:table-cell table:style-name="ce132" office:value-type="string">
            <text:p>- <text:s/>Dashboard tabs list will be updated (added or removed)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108" office:value-type="string">
            <text:p>SNF_IPA_DAB_41</text:p>
          </table:table-cell>
          <table:table-cell table:style-name="ce113"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19" office:value-type="string">
            <text:p>Mobile/IPad/Dashboard/Gadget List</text:p>
          </table:table-cell>
          <table:table-cell table:style-name="ce124" office:value-type="string">
            <text:p>View gadget list in Dashboard</text:p>
          </table:table-cell>
          <table:table-cell table:style-name="ce136" office:value-type="string">
            <text:p>Step 1: View Gadget List</text:p>
          </table:table-cell>
          <table:table-cell table:style-name="ce134" office:value-type="string">
            <text:p><text:span text:style-name="T6">- Add some </text:span><text:span text:style-name="T6">gadget into </text:span><text:span text:style-name="T6">tabs on PLF </text:span><text:span text:style-name="T6">3.0 via </text:span><text:span text:style-name="T6">browser.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/Passw</text:span><text:span text:style-name="T9">ord</text:span></text:p>
            <text:p><text:span text:style-name="T9">- Touch on </text:span><text:span text:style-name="T9">[Dashboard] </text:span><text:span text:style-name="T9">application in </text:span><text:span text:style-name="T9">Home page</text:span></text:p>
            <text:p><text:span text:style-name="T6">- Touch on </text:span><text:span text:style-name="T6">Gadget tab </text:span><text:span text:style-name="T6">item</text:span></text:p>
          </table:table-cell>
          <table:table-cell table:style-name="ce138" office:value-type="string">
            <text:p>- Gadget list is shown with Image, Title and Short resume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108" office:value-type="string">
            <text:p>SNF_IPA_DAB_42</text:p>
          </table:table-cell>
          <table:table-cell table:style-name="ce113"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19" office:value-type="string">
            <text:p>Mobile/IPad/Dashboard/Update Gadget List</text:p>
          </table:table-cell>
          <table:table-cell table:style-name="ce124" office:value-type="string">
            <text:p>Update gadget list in Dashboard</text:p>
          </table:table-cell>
          <table:table-cell table:style-name="ce135" office:value-type="string">
            <text:p>Step 1: Update Gadget List</text:p>
          </table:table-cell>
          <table:table-cell table:style-name="ce134" office:value-type="string">
            <text:p><text:span text:style-name="T6">- Added new </text:span><text:span text:style-name="T6">more some </text:span><text:span text:style-name="T6">gadget into </text:span><text:span text:style-name="T6">dashboard </text:span><text:span text:style-name="T6">tabs or </text:span><text:span text:style-name="T6">delete some </text:span><text:span text:style-name="T6">existed </text:span><text:span text:style-name="T6">gadgets via </text:span><text:span text:style-name="T6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6">- Sign out &amp; </text:span><text:span text:style-name="T6">Sign in again </text:span><text:span text:style-name="T6">or exit </text:span><text:span text:style-name="T6">application </text:span><text:span text:style-name="T6">→ start </text:span><text:span text:style-name="T6">application </text:span><text:span text:style-name="T6">→ sign in </text:span></text:p>
            <text:p><text:span text:style-name="T9">- Touch on </text:span><text:span text:style-name="T9">[Dashboard] </text:span><text:span text:style-name="T9">application in </text:span><text:span text:style-name="T9">Home page</text:span></text:p>
            <text:p><text:span text:style-name="T6">- Touch on </text:span><text:span text:style-name="T6">Gadget tab </text:span><text:span text:style-name="T6">item</text:span></text:p>
          </table:table-cell>
          <table:table-cell table:style-name="ce132" office:value-type="string">
            <text:p>- Gadget List will be updated (added or removed)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6">
          <table:table-cell table:style-name="ce102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108" office:value-type="string">
            <text:p>SNF_IPA_DAB_43</text:p>
          </table:table-cell>
          <table:table-cell table:style-name="ce113"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19" office:value-type="string">
            <text:p>Mobile/IPad/Dashboard/Launch</text:p>
          </table:table-cell>
          <table:table-cell table:style-name="ce124" office:value-type="string">
            <text:p>View Content of Gadget</text:p>
          </table:table-cell>
          <table:table-cell table:style-name="ce135" office:value-type="string">
            <text:p>Step 1: Gadget Content</text:p>
          </table:table-cell>
          <table:table-cell table:style-name="ce134" office:value-type="string">
            <text:p><text:span text:style-name="T6">- Added new </text:span><text:span text:style-name="T6">more some </text:span><text:span text:style-name="T6">gadget into </text:span><text:span text:style-name="T6">dashboard </text:span><text:span text:style-name="T6">tabs or </text:span><text:span text:style-name="T6">delete some </text:span><text:span text:style-name="T6">existed </text:span><text:span text:style-name="T6">gadgets via </text:span><text:span text:style-name="T6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6">- Sign out &amp; </text:span><text:span text:style-name="T6">Sign in again </text:span><text:span text:style-name="T6">or exit </text:span><text:span text:style-name="T6">application </text:span><text:span text:style-name="T6">→ start </text:span><text:span text:style-name="T6">application </text:span><text:span text:style-name="T6">→ sign in </text:span></text:p>
            <text:p><text:span text:style-name="T9">- Touch on </text:span><text:span text:style-name="T9">[Dashboard] </text:span><text:span text:style-name="T9">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132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6">
          <table:table-cell table:style-name="ce102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108" office:value-type="string">
            <text:p>SNF_IPA_DAB_44</text:p>
          </table:table-cell>
          <table:table-cell table:style-name="ce113"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18" office:value-type="string">
            <text:p>Mobile/Ipad/Dashboard/Update</text:p>
          </table:table-cell>
          <table:table-cell table:style-name="ce125" office:value-type="string">
            <text:p>Edit Content of Gadget</text:p>
          </table:table-cell>
          <table:table-cell table:style-name="ce136" office:value-type="string">
            <text:p>Step 1: Edit Gadget Content</text:p>
          </table:table-cell>
          <table:table-cell table:style-name="ce133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ashboard] </text:span><text:span text:style-name="T6">application </text:span><text:span text:style-name="T6">on Home </text:span><text:span text:style-name="T6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4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office:value-type="string">
            <text:p>TESTVN-5681</text:p>
          </table:table-cell>
          <table:table-cell table:style-name="ce168" table:number-columns-repeated="3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5">
          <table:table-cell table:style-name="ce102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108" office:value-type="string">
            <text:p>SNF_IPA_DAB_45</text:p>
          </table:table-cell>
          <table:table-cell table:style-name="ce113"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18" office:value-type="string">
            <text:p>Mobile/Ipad/Dashboard/Delete</text:p>
          </table:table-cell>
          <table:table-cell table:style-name="ce125" office:value-type="string">
            <text:p>Delete Gadget</text:p>
          </table:table-cell>
          <table:table-cell table:style-name="ce136" office:value-type="string">
            <text:p>Step 1: Delete Gadget</text:p>
          </table:table-cell>
          <table:table-cell table:style-name="ce133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134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N/A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4">
          <table:table-cell table:style-name="ce102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108" office:value-type="string">
            <text:p>SNF_IPA_DOC_46</text:p>
          </table:table-cell>
          <table:table-cell table:style-name="ce113"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20" office:value-type="string">
            <text:p>Mobile/IPad//Documents/Open Document Application</text:p>
          </table:table-cell>
          <table:table-cell table:style-name="ce125" office:value-type="string">
            <text:p>View Documents application</text:p>
          </table:table-cell>
          <table:table-cell table:style-name="ce135" office:value-type="string">
            <text:p>Step 1: Open Document application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] </text:span><text:span text:style-name="T6">application </text:span><text:span text:style-name="T6">on Home </text:span><text:span text:style-name="T6">page</text:span></text:p>
          </table:table-cell>
          <table:table-cell table:style-name="ce139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03" table:number-columns-repeated="1007"/>
        </table:table-row>
        <table:table-row table:style-name="ro27">
          <table:table-cell table:style-name="ce102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108" office:value-type="string">
            <text:p>SNF_IPA_DOC_47</text:p>
          </table:table-cell>
          <table:table-cell table:style-name="ce113"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19" office:value-type="string">
            <text:p>Mobile/IPad/Documents/Close Documents application</text:p>
          </table:table-cell>
          <table:table-cell table:style-name="ce125" office:value-type="string">
            <text:p>Close Documents application</text:p>
          </table:table-cell>
          <table:table-cell table:style-name="ce135" office:value-type="string">
            <text:p>Step 1: Close Document application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- then Touch on [Close] button on Navigation bar screen..</text:p>
          </table:table-cell>
          <table:table-cell table:style-name="ce139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N/A</text:p>
          </table:table-cell>
          <table:table-cell table:style-name="ce167" office:value-type="string">
            <text:p>Update test case: There is not close button</text:p>
          </table:table-cell>
          <table:table-cell table:style-name="ce167" table:number-columns-repeated="3"/>
          <table:table-cell table:style-name="ce166"/>
          <table:table-cell table:style-name="ce103" table:number-columns-repeated="1007"/>
        </table:table-row>
        <table:table-row table:style-name="ro20">
          <table:table-cell table:style-name="ce102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108" office:value-type="string">
            <text:p>SNF_IPA_DOC_48</text:p>
          </table:table-cell>
          <table:table-cell table:style-name="ce113"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19" office:value-type="string">
            <text:p>Mobile/IPad/Documents/View Folder</text:p>
          </table:table-cell>
          <table:table-cell table:style-name="ce123" office:value-type="string">
            <text:p>View Folder</text:p>
          </table:table-cell>
          <table:table-cell table:style-name="ce137" office:value-type="string">
            <text:p>Step 1: Open Folder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- Touch on any item with folder icon.</text:p>
          </table:table-cell>
          <table:table-cell table:style-name="ce139" office:value-type="string">
            <text:p><text:span text:style-name="T6">- An Activity </text:span><text:span text:style-name="T6">indicator will </text:span><text:span text:style-name="T6">show on the </text:span><text:span text:style-name="T6">navigation </text:span><text:span text:style-name="T6">bar to </text:span><text:span text:style-name="T6">indicate that </text:span><text:span text:style-name="T6">items in the </text:span><text:span text:style-name="T6">folder are in </text:span><text:span text:style-name="T6">the loading </text:span><text:span text:style-name="T6">progress.</text:span></text:p>
            <text:p><text:span text:style-name="T6">- After </text:span><text:span text:style-name="T6">loading </text:span><text:span text:style-name="T6">progress </text:span><text:span text:style-name="T6">finishes, </text:span><text:span text:style-name="T6">items in this </text:span><text:span text:style-name="T6">folder will be </text:span><text:span text:style-name="T6">showed.</text:span></text:p>
            <text:p><text:span text:style-name="T6">- Folder </text:span><text:span text:style-name="T6">items will be </text:span><text:span text:style-name="T6">showed with </text:span><text:span text:style-name="T6">folder icon.</text:span></text:p>
            <text:p><text:span text:style-name="T6">- File items </text:span><text:span text:style-name="T6">will be </text:span><text:span text:style-name="T6">showed with </text:span><text:span text:style-name="T6">icon suitable </text:span><text:span text:style-name="T6">with file </text:span><text:span text:style-name="T6">format.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03" table:number-columns-repeated="1007"/>
        </table:table-row>
        <table:table-row table:style-name="ro23">
          <table:table-cell table:style-name="ce102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108" office:value-type="string">
            <text:p>SNF_IPA_DOC_49</text:p>
          </table:table-cell>
          <table:table-cell table:style-name="ce113"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18" office:value-type="string">
            <text:p>Mobile/Ipad/Documents/Create Folder</text:p>
          </table:table-cell>
          <table:table-cell table:style-name="ce128" office:value-type="string">
            <text:p>Create Folder</text:p>
          </table:table-cell>
          <table:table-cell table:style-name="ce137" office:value-type="string">
            <text:p>Step 1: Create folder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the actions </text:span><text:span text:style-name="T6">button</text:span></text:p>
            <text:p><text:span text:style-name="T6">- Touch on </text:span><text:span text:style-name="T6">[Create </text:span><text:span text:style-name="T6">Folder] </text:span><text:span text:style-name="T6">button, input </text:span><text:span text:style-name="T6">valid data</text:span></text:p>
            <text:p><text:span text:style-name="T6">- Touch on </text:span><text:span text:style-name="T6">[Add] button</text:span></text:p>
          </table:table-cell>
          <table:table-cell table:style-name="ce139" office:value-type="string">
            <text:p><text:span text:style-name="T6">- Come back </text:span><text:span text:style-name="T6">to </text:span><text:span text:style-name="T6">Documents </text:span><text:span text:style-name="T6">list</text:span></text:p>
            <text:p>- New Folder is created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Failed</text:p>
          </table:table-cell>
          <table:table-cell table:style-name="ce171" office:value-type="string">
            <text:p><text:a xlink:href="https://jira.exoplatform.org/browse/TESTVN-5686">TESTVN-5686</text:a>,TESTVN-5689</text:p>
          </table:table-cell>
          <table:table-cell table:style-name="ce168" table:number-columns-repeated="3"/>
          <table:table-cell table:style-name="ce177"/>
          <table:table-cell table:style-name="ce103" table:number-columns-repeated="1007"/>
        </table:table-row>
        <table:table-row table:style-name="ro23">
          <table:table-cell table:style-name="ce102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108" office:value-type="string">
            <text:p>SNF_IPA_DOC_50</text:p>
          </table:table-cell>
          <table:table-cell table:style-name="ce113"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18" office:value-type="string">
            <text:p>Mobile/Ipad/Documents/Create Folder</text:p>
          </table:table-cell>
          <table:table-cell table:style-name="ce128" office:value-type="string">
            <text:p>Create Folder with empty name</text:p>
          </table:table-cell>
          <table:table-cell table:style-name="ce137" office:value-type="string">
            <text:p>Step 1: Create folder with empty name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the actions </text:span><text:span text:style-name="T6">button</text:span></text:p>
            <text:p><text:span text:style-name="T6">- Touch on </text:span><text:span text:style-name="T6">[Create </text:span><text:span text:style-name="T6">Folder] </text:span><text:span text:style-name="T6">button, do </text:span><text:span text:style-name="T6">not input </text:span><text:span text:style-name="T6">data</text:span></text:p>
            <text:p><text:span text:style-name="T6">- Touch on </text:span><text:span text:style-name="T6">[Add] button</text:span></text:p>
          </table:table-cell>
          <table:table-cell table:style-name="ce139" office:value-type="string">
            <text:p>- Alert message to required input name for folder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3">
          <table:table-cell table:style-name="ce102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108" office:value-type="string">
            <text:p>SNF_IPA_DOC_51</text:p>
          </table:table-cell>
          <table:table-cell table:style-name="ce113"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18" office:value-type="string">
            <text:p>Mobile/Ipad/Documents/Create Folder</text:p>
          </table:table-cell>
          <table:table-cell table:style-name="ce128" office:value-type="string">
            <text:p>Create Folder with <text:s/>name has special characters</text:p>
          </table:table-cell>
          <table:table-cell table:style-name="ce137" office:value-type="string">
            <text:p>Step 1: Create Folder with <text:s/>name has special characters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39" office:value-type="string">
            <text:p><text:span text:style-name="T13">- Come back </text:span><text:span text:style-name="T13">to </text:span><text:span text:style-name="T13">Documents </text:span><text:span text:style-name="T13">list</text:span></text:p>
            <text:p><text:span text:style-name="T13">- New Folder </text:span><text:span text:style-name="T13">is not </text:span><text:span text:style-name="T13">created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9" office:value-type="string">
            <text:p>Passed</text:p>
          </table:table-cell>
          <table:table-cell table:style-name="ce168" office:value-type="string">
            <text:p>Passed</text:p>
          </table:table-cell>
          <table:table-cell table:style-name="ce171" office:value-type="string">
            <text:p><text:a xlink:href="https://jira.exoplatform.org/browse/TESTVN-5685">TESTVN-5685</text:a></text:p>
          </table:table-cell>
          <table:table-cell table:style-name="ce168" table:number-columns-repeated="3"/>
          <table:table-cell table:style-name="ce177"/>
          <table:table-cell table:style-name="ce103" table:number-columns-repeated="1007"/>
        </table:table-row>
        <table:table-row table:style-name="ro23">
          <table:table-cell table:style-name="ce102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108" office:value-type="string">
            <text:p>SNF_IPA_DOC_52</text:p>
          </table:table-cell>
          <table:table-cell table:style-name="ce113"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18" office:value-type="string">
            <text:p>Mobile/Ipad/Documents/Create Folder</text:p>
          </table:table-cell>
          <table:table-cell table:style-name="ce128" office:value-type="string">
            <text:p>Cancel create Folder</text:p>
          </table:table-cell>
          <table:table-cell table:style-name="ce137" office:value-type="string">
            <text:p>Step 1: Cancel create folder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the actions </text:span><text:span text:style-name="T6">button</text:span></text:p>
            <text:p><text:span text:style-name="T6">- Touch on </text:span><text:span text:style-name="T6">[Create </text:span><text:span text:style-name="T6">Folder] </text:span><text:span text:style-name="T6">button, input </text:span><text:span text:style-name="T6">valid data</text:span></text:p>
            <text:p><text:span text:style-name="T6">- Touch on </text:span><text:span text:style-name="T6">[Cancel] </text:span><text:span text:style-name="T6">button</text:span></text:p>
          </table:table-cell>
          <table:table-cell table:style-name="ce139" office:value-type="string">
            <text:p>- Come back to Documents list</text:p>
            <text:p>- Folder is created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2">
          <table:table-cell table:style-name="ce102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108" office:value-type="string">
            <text:p>SNF_IPA_DOC_53</text:p>
          </table:table-cell>
          <table:table-cell table:style-name="ce113"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17" office:value-type="string">
            <text:p>Mobile/Ipad/Documents/Rename Folder</text:p>
          </table:table-cell>
          <table:table-cell table:style-name="ce128" office:value-type="string">
            <text:p>Rename Folder</text:p>
          </table:table-cell>
          <table:table-cell table:style-name="ce137" office:value-type="string">
            <text:p>Step 1: Rename folder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the actions </text:span><text:span text:style-name="T6">button on </text:span><text:span text:style-name="T6">any Folder</text:span></text:p>
            <text:p><text:span text:style-name="T6">- Select </text:span><text:span text:style-name="T6">Rename </text:span><text:span text:style-name="T6">item, input </text:span><text:span text:style-name="T6">valid name</text:span></text:p>
            <text:p><text:span text:style-name="T6">- Touch on </text:span><text:span text:style-name="T6">[OK] button</text:span></text:p>
          </table:table-cell>
          <table:table-cell table:style-name="ce139" office:value-type="string">
            <text:p><text:span text:style-name="T6">- Come back </text:span><text:span text:style-name="T6">to </text:span><text:span text:style-name="T6">Documents </text:span><text:span text:style-name="T6">list</text:span></text:p>
            <text:p>- Folder name is changed with new name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Failed</text:p>
          </table:table-cell>
          <table:table-cell table:style-name="ce171" office:value-type="string">
            <text:p><text:a xlink:href="https://jira.exoplatform.org/browse/TESTVN-5686">TESTVN-5686</text:a></text:p>
          </table:table-cell>
          <table:table-cell table:style-name="ce168" table:number-columns-repeated="3"/>
          <table:table-cell table:style-name="ce177"/>
          <table:table-cell table:style-name="ce103" table:number-columns-repeated="1007"/>
        </table:table-row>
        <table:table-row table:style-name="ro22">
          <table:table-cell table:style-name="ce102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108" office:value-type="string">
            <text:p>SNF_IPA_DOC_54</text:p>
          </table:table-cell>
          <table:table-cell table:style-name="ce113"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17" office:value-type="string">
            <text:p>Mobile/Ipad/Documents/Rename Folder</text:p>
          </table:table-cell>
          <table:table-cell table:style-name="ce128" office:value-type="string">
            <text:p>Rename Folder with empty name</text:p>
          </table:table-cell>
          <table:table-cell table:style-name="ce137" office:value-type="string">
            <text:p>Step 1: Rename folder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the actions </text:span><text:span text:style-name="T6">button on </text:span><text:span text:style-name="T6">any Folder</text:span></text:p>
            <text:p><text:span text:style-name="T6">- Select </text:span><text:span text:style-name="T6">Rename </text:span><text:span text:style-name="T6">item, do not </text:span><text:span text:style-name="T6">input name</text:span></text:p>
            <text:p><text:span text:style-name="T6">- Touch on </text:span><text:span text:style-name="T6">[OK] button</text:span></text:p>
          </table:table-cell>
          <table:table-cell table:style-name="ce139" office:value-type="string">
            <text:p>- Alert message to required input name for folder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3">
          <table:table-cell table:style-name="ce102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108" office:value-type="string">
            <text:p>SNF_IPA_DOC_55</text:p>
          </table:table-cell>
          <table:table-cell table:style-name="ce113"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17" office:value-type="string">
            <text:p>Mobile/Ipad/Documents/Rename Folder</text:p>
          </table:table-cell>
          <table:table-cell table:style-name="ce128" office:value-type="string">
            <text:p>Rename Folder with name has special characters</text:p>
          </table:table-cell>
          <table:table-cell table:style-name="ce137" office:value-type="string">
            <text:p>Step 1: Rename folder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9" office:value-type="string">
            <text:p><text:span text:style-name="T13">- Come back </text:span><text:span text:style-name="T13">to </text:span><text:span text:style-name="T13">Documents </text:span><text:span text:style-name="T13">list</text:span></text:p>
            <text:p><text:span text:style-name="T13">- Folder </text:span><text:span text:style-name="T13">name is not </text:span><text:span text:style-name="T13">changed with </text:span><text:span text:style-name="T13">new name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9" office:value-type="string">
            <text:p>Passed</text:p>
          </table:table-cell>
          <table:table-cell table:style-name="ce168" office:value-type="string">
            <text:p>Passed</text:p>
          </table:table-cell>
          <table:table-cell table:style-name="ce171" office:value-type="string">
            <text:p><text:a xlink:href="https://jira.exoplatform.org/browse/TESTVN-5685">TESTVN-5685</text:a></text:p>
          </table:table-cell>
          <table:table-cell table:style-name="ce168" table:number-columns-repeated="3"/>
          <table:table-cell table:style-name="ce177"/>
          <table:table-cell table:style-name="ce103" table:number-columns-repeated="1007"/>
        </table:table-row>
        <table:table-row table:style-name="ro22">
          <table:table-cell table:style-name="ce102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108" office:value-type="string">
            <text:p>SNF_IPA_DOC_56</text:p>
          </table:table-cell>
          <table:table-cell table:style-name="ce113"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17" office:value-type="string">
            <text:p>Mobile/Ipad/Documents/Rename Folder</text:p>
          </table:table-cell>
          <table:table-cell table:style-name="ce128" office:value-type="string">
            <text:p>Cancel rename Folder </text:p>
          </table:table-cell>
          <table:table-cell table:style-name="ce137" office:value-type="string">
            <text:p>Step 1: Cancel Rename folder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the actions </text:span><text:span text:style-name="T6">button on </text:span><text:span text:style-name="T6">any Folder</text:span></text:p>
            <text:p><text:span text:style-name="T6">- Select </text:span><text:span text:style-name="T6">Rename </text:span><text:span text:style-name="T6">item, input </text:span><text:span text:style-name="T6">valid name</text:span></text:p>
            <text:p><text:span text:style-name="T6">- Touch on </text:span><text:span text:style-name="T6">[Cancel] </text:span><text:span text:style-name="T6">button</text:span></text:p>
          </table:table-cell>
          <table:table-cell table:style-name="ce139" office:value-type="string">
            <text:p><text:span text:style-name="T6">- Come back </text:span><text:span text:style-name="T6">to </text:span><text:span text:style-name="T6">Documents </text:span><text:span text:style-name="T6">list</text:span></text:p>
            <text:p>- Folder name isn't changed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108" office:value-type="string">
            <text:p>SNF_IPA_DOC_57</text:p>
          </table:table-cell>
          <table:table-cell table:style-name="ce113"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19" office:value-type="string">
            <text:p>Mobile/IPad/Documents/Back Folder List </text:p>
          </table:table-cell>
          <table:table-cell table:style-name="ce125" office:value-type="string">
            <text:p>Back Folder List </text:p>
          </table:table-cell>
          <table:table-cell table:style-name="ce135" office:value-type="string">
            <text:p>Step 1: Go back to Folder list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any item in </text:span><text:span text:style-name="T6">folder list</text:span></text:p>
            <text:p><text:span text:style-name="T12">- Sweep </text:span><text:span text:style-name="T12">screen to </text:span><text:span text:style-name="T12">back Folder </text:span><text:span text:style-name="T12">list</text:span></text:p>
          </table:table-cell>
          <table:table-cell table:style-name="ce139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03" table:number-columns-repeated="1007"/>
        </table:table-row>
        <table:table-row table:style-name="ro25">
          <table:table-cell table:style-name="ce102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108" office:value-type="string">
            <text:p>SNF_IPA_DOC_58</text:p>
          </table:table-cell>
          <table:table-cell table:style-name="ce113"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19" office:value-type="string">
            <text:p>Mobile/IPad/Documents/View File</text:p>
          </table:table-cell>
          <table:table-cell table:style-name="ce124" office:value-type="string">
            <text:p>View a File</text:p>
          </table:table-cell>
          <table:table-cell table:style-name="ce135" office:value-type="string">
            <text:p>Step 1: Open a File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- Touch on any file items (such as image, document, music...)</text:p>
          </table:table-cell>
          <table:table-cell table:style-name="ce139" office:value-type="string">
            <text:p>- The file content will be showed on the screen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03" table:number-columns-repeated="1007"/>
        </table:table-row>
        <table:table-row table:style-name="ro25">
          <table:table-cell table:style-name="ce102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108" office:value-type="string">
            <text:p>SNF_IPA_DOC_59</text:p>
          </table:table-cell>
          <table:table-cell table:style-name="ce113"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19" office:value-type="string">
            <text:p>Mobile/IPad/Documents/Open Menu Action</text:p>
          </table:table-cell>
          <table:table-cell table:style-name="ce125" office:value-type="string">
            <text:p>View menu action of File/Folder</text:p>
          </table:table-cell>
          <table:table-cell table:style-name="ce135" office:value-type="string">
            <text:p>Step 1: Show action dialog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- Touch on the actions button on each item to show the action dialog</text:p>
          </table:table-cell>
          <table:table-cell table:style-name="ce139" office:value-type="string">
            <text:p>- The action dialog will be showed with actions (take a picture, delete, copy, move, paste, cancel). </text:p>
            <text:p><text:span text:style-name="T19">- In dialog, if </text:span><text:span text:style-name="T19">action is </text:span><text:span text:style-name="T19">affect, it has </text:span><text:span text:style-name="T19">enable. If it </text:span><text:span text:style-name="T19">doesn't </text:span><text:span text:style-name="T19">affect, it has </text:span><text:span text:style-name="T19">disable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03" table:number-columns-repeated="1007"/>
        </table:table-row>
        <table:table-row table:style-name="ro22">
          <table:table-cell table:style-name="ce102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108" office:value-type="string">
            <text:p>SNF_IPA_DOC_60</text:p>
          </table:table-cell>
          <table:table-cell table:style-name="ce113"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19" office:value-type="string">
            <text:p>Mobile/IPad/Documents/Close Menu Action</text:p>
          </table:table-cell>
          <table:table-cell table:style-name="ce125" office:value-type="string">
            <text:p>Close menu action of File/Folder</text:p>
          </table:table-cell>
          <table:table-cell table:style-name="ce135" office:value-type="string">
            <text:p>Step 1: Closing action dialog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9" office:value-type="string">
            <text:p>- The action dialog will be hidden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03" table:number-columns-repeated="1007"/>
        </table:table-row>
        <table:table-row table:style-name="ro22">
          <table:table-cell table:style-name="ce102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style-name="ce108" office:value-type="string">
            <text:p>SNF_IPA_DOC_61</text:p>
          </table:table-cell>
          <table:table-cell table:style-name="ce113"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19" office:value-type="string">
            <text:p>Mobile/IPad/Documents/Action /Delete </text:p>
          </table:table-cell>
          <table:table-cell table:style-name="ce129" office:value-type="string">
            <text:p>Delete a File/Folder</text:p>
          </table:table-cell>
          <table:table-cell table:style-name="ce135" office:value-type="string">
            <text:p>Step 1: Deleting a File/Folder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the actions </text:span><text:span text:style-name="T6">button on </text:span><text:span text:style-name="T6">any </text:span><text:span text:style-name="T6">File/Folder </text:span><text:span text:style-name="T6">and select </text:span><text:span text:style-name="T6">[Delete] </text:span><text:span text:style-name="T6">action on </text:span><text:span text:style-name="T6">menu</text:span></text:p>
          </table:table-cell>
          <table:table-cell table:style-name="ce139" office:value-type="string">
            <text:p>- Selected File/Folder will be deleted and removed from list</text:p>
            <text:p><text:span text:style-name="T6">- List of </text:span><text:span text:style-name="T6">File/Folder </text:span><text:span text:style-name="T6">will be </text:span><text:span text:style-name="T6">updated 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03" table:number-columns-repeated="1007"/>
        </table:table-row>
        <table:table-row table:style-name="ro23">
          <table:table-cell table:style-name="ce102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table:style-name="ce108" office:value-type="string">
            <text:p>SNF_IPA_DOC_62</text:p>
          </table:table-cell>
          <table:table-cell table:style-name="ce113"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19" office:value-type="string">
            <text:p>Mobile/IPad/Documents/Action /Copy</text:p>
          </table:table-cell>
          <table:table-cell table:style-name="ce130" office:value-type="string">
            <text:p>Copy/Paste a File/Folder</text:p>
          </table:table-cell>
          <table:table-cell table:style-name="ce135" office:value-type="string">
            <text:p>Step 1: Copying a File/Folder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the actions </text:span><text:span text:style-name="T6">button on </text:span><text:span text:style-name="T6">any </text:span><text:span text:style-name="T6">File/Folder </text:span><text:span text:style-name="T6">and select </text:span><text:span text:style-name="T6">[copy] action </text:span><text:span text:style-name="T6">on it.</text:span></text:p>
            <text:p>- then touch on action button of another folder and select [Paste] action.</text:p>
          </table:table-cell>
          <table:table-cell table:style-name="ce139" office:value-type="string">
            <text:p>- Selected file/folder will be copied to the new folder</text:p>
            <text:p><text:span text:style-name="T12">- Target </text:span><text:span text:style-name="T12">File/Folder </text:span><text:span text:style-name="T12">will be </text:span><text:span text:style-name="T12">updated 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Failed</text:p>
          </table:table-cell>
          <table:table-cell table:style-name="ce172" office:value-type="string">
            <text:p><text:a xlink:href="https://jira.exoplatform.org/browse/TESTVN-5695">TESTVN-5695</text:a></text:p>
          </table:table-cell>
          <table:table-cell table:style-name="ce167" table:number-columns-repeated="3"/>
          <table:table-cell table:style-name="ce166"/>
          <table:table-cell table:style-name="ce103" table:number-columns-repeated="1007"/>
        </table:table-row>
        <table:table-row table:style-name="ro23">
          <table:table-cell table:style-name="ce102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table:style-name="ce108" office:value-type="string">
            <text:p>SNF_IPA_DOC_63</text:p>
          </table:table-cell>
          <table:table-cell table:style-name="ce113"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19" office:value-type="string">
            <text:p>Mobile/IPad/Documents/Action /Move</text:p>
          </table:table-cell>
          <table:table-cell table:style-name="ce130" office:value-type="string">
            <text:p>Cut/Paste a File/Folder</text:p>
          </table:table-cell>
          <table:table-cell table:style-name="ce135" office:value-type="string">
            <text:p>Step 1: Moving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the actions </text:span><text:span text:style-name="T6">button on </text:span><text:span text:style-name="T6">any </text:span><text:span text:style-name="T6">File/Folder </text:span><text:span text:style-name="T6">and <text:s/>select </text:span><text:span text:style-name="T6">[Move] </text:span><text:span text:style-name="T6">action on it.</text:span></text:p>
            <text:p><text:span text:style-name="T6">- then touch </text:span><text:span text:style-name="T6">on action </text:span><text:span text:style-name="T6">button of </text:span><text:span text:style-name="T6">another </text:span><text:span text:style-name="T6">folder and </text:span><text:span text:style-name="T6">select </text:span><text:span text:style-name="T6">[Paste] </text:span><text:span text:style-name="T6">action.</text:span></text:p>
          </table:table-cell>
          <table:table-cell table:style-name="ce139" office:value-type="string">
            <text:p>- Selected file/folder will be moved to the new folder.</text:p>
            <text:p><text:span text:style-name="T6">- List of </text:span><text:span text:style-name="T6">File/Folder </text:span><text:span text:style-name="T6">will be </text:span><text:span text:style-name="T6">updated 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Failed</text:p>
          </table:table-cell>
          <table:table-cell table:style-name="ce172" office:value-type="string">
            <text:p><text:a xlink:href="https://jira.exoplatform.org/browse/TESTVN-5695">TESTVN-5695</text:a></text:p>
          </table:table-cell>
          <table:table-cell table:style-name="ce167" table:number-columns-repeated="3"/>
          <table:table-cell table:style-name="ce166"/>
          <table:table-cell table:style-name="ce103" table:number-columns-repeated="1007"/>
        </table:table-row>
        <table:table-row table:style-name="ro20">
          <table:table-cell table:style-name="ce102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table:style-name="ce108" office:value-type="string">
            <text:p>SNF_IPA_DOC_64</text:p>
          </table:table-cell>
          <table:table-cell table:style-name="ce113"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17" office:value-type="string">
            <text:p>Mobile/Ipad/Documents/Actions/Take Picture</text:p>
          </table:table-cell>
          <table:table-cell table:style-name="ce128" office:value-type="string">
            <text:p>Take picture and upload</text:p>
          </table:table-cell>
          <table:table-cell table:style-name="ce137" office:value-type="string">
            <text:p>Step 1: Take a picture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9" office:value-type="string">
            <text:p>- The new image will be uploaded to the folder item.</text:p>
            <text:p><text:span text:style-name="T6">- List of </text:span><text:span text:style-name="T6">File/Folder </text:span><text:span text:style-name="T6">will be </text:span><text:span text:style-name="T6">updated 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03" table:number-columns-repeated="1007"/>
        </table:table-row>
        <table:table-row table:style-name="ro19">
          <table:table-cell table:style-name="ce102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table:style-name="ce108" office:value-type="string">
            <text:p>SNF_IPA_NEW_65</text:p>
          </table:table-cell>
          <table:table-cell table:style-name="ce113"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Display Activities stream</text:p>
          </table:table-cell>
          <table:table-cell table:style-name="ce137" office:value-type="string">
            <text:p>Step 1: Go to News 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/></text:p>
          </table:table-cell>
          <table:table-cell table:style-name="ce139" office:value-type="string">
            <text:p>- Activities stream is displayed with all post</text:p>
            <text:p>- 100 posts is shown as default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1">
          <table:table-cell table:style-name="ce102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table:style-name="ce108" office:value-type="string">
            <text:p>SNF_IPA_NEW_66</text:p>
          </table:table-cell>
          <table:table-cell table:style-name="ce113"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18" office:value-type="string">
            <text:p>Mobile/Ipad/News/Detail</text:p>
          </table:table-cell>
          <table:table-cell table:style-name="ce128" office:value-type="string">
            <text:p>View activity detail</text:p>
          </table:table-cell>
          <table:table-cell table:style-name="ce137" office:value-type="string">
            <text:p>Step 1: Open a activity 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39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1">
          <table:table-cell table:style-name="ce102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table:style-name="ce108" office:value-type="string">
            <text:p>SNF_IPA_NEW_67</text:p>
          </table:table-cell>
          <table:table-cell table:style-name="ce113"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18" office:value-type="string">
            <text:p>Mobile/Ipad/News/Detail</text:p>
          </table:table-cell>
          <table:table-cell table:style-name="ce128" office:value-type="string">
            <text:p>View activity detail</text:p>
          </table:table-cell>
          <table:table-cell table:style-name="ce137" office:value-type="string">
            <text:p>Step 1: Open a activity </text:p>
          </table:table-cell>
          <table:table-cell table:style-name="ce138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39" office:value-type="string">
            <text:p>Display screen will be shown as below information:</text:p>
            <text:p><text:s/>+ Liker image and full name</text:p>
            <text:p><text:s text:c="2"/>+ If current user is in liker, it will display "You" instead of user's full name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office:value-type="string">
            <text:p>Update test case: remove line “If current user...”</text:p>
          </table:table-cell>
          <table:table-cell table:style-name="ce168" table:number-columns-repeated="3"/>
          <table:table-cell table:style-name="ce177"/>
          <table:table-cell table:style-name="ce103" table:number-columns-repeated="1007"/>
        </table:table-row>
        <table:table-row table:style-name="ro12">
          <table:table-cell table:style-name="ce102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table:style-name="ce108" office:value-type="string">
            <text:p>SNF_IPA_NEW_68</text:p>
          </table:table-cell>
          <table:table-cell table:style-name="ce113" table:formula="of:=IF(VALUE(MID([.F74];6;FIND(&quot;:&quot;;[.F74];1)-FIND(&quot; &quot;;[.F74];1)-1))&gt;VALUE(MID([.F73];6;FIND(&quot;:&quot;;[.F73];1)-FIND(&quot; &quot;;[.F73];1)-1));[.C73];[.C73]+1)" office:value-type="float" office:value="68">
            <text:p>068</text:p>
          </table:table-cell>
          <table:table-cell table:style-name="ce118" office:value-type="string">
            <text:p>Mobile/Ipad/News/Detail</text:p>
          </table:table-cell>
          <table:table-cell table:style-name="ce128" office:value-type="string">
            <text:p>View activity detail</text:p>
          </table:table-cell>
          <table:table-cell table:style-name="ce137" office:value-type="string">
            <text:p>Step 1: Open a activity </text:p>
          </table:table-cell>
          <table:table-cell table:style-name="ce138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39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table:style-name="ce108" office:value-type="string">
            <text:p>SNF_IPA_NEW_69</text:p>
          </table:table-cell>
          <table:table-cell table:style-name="ce113" table:formula="of:=IF(VALUE(MID([.F75];6;FIND(&quot;:&quot;;[.F75];1)-FIND(&quot; &quot;;[.F75];1)-1))&gt;VALUE(MID([.F74];6;FIND(&quot;:&quot;;[.F74];1)-FIND(&quot; &quot;;[.F74];1)-1));[.C74];[.C74]+1)" office:value-type="float" office:value="69">
            <text:p>069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Write a post with only text</text:p>
          </table:table-cell>
          <table:table-cell table:style-name="ce137" office:value-type="string">
            <text:p>Step 1: Send a post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New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[Post] icon </text:span><text:span text:style-name="T6">on the top-</text:span><text:span text:style-name="T6">right, input </text:span><text:span text:style-name="T6">Something</text:span></text:p>
            <text:p><text:span text:style-name="T6">- Touch on </text:span><text:span text:style-name="T6">[Send] </text:span><text:span text:style-name="T6">button</text:span></text:p>
          </table:table-cell>
          <table:table-cell table:style-name="ce139" office:value-type="string">
            <text:p>- Back to activities stream page</text:p>
            <text:p>- This post will be shown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6">
          <table:table-cell table:style-name="ce102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table:style-name="ce108" office:value-type="string">
            <text:p>SNF_IPA_NEW_70</text:p>
          </table:table-cell>
          <table:table-cell table:style-name="ce113" table:formula="of:=IF(VALUE(MID([.F76];6;FIND(&quot;:&quot;;[.F76];1)-FIND(&quot; &quot;;[.F76];1)-1))&gt;VALUE(MID([.F75];6;FIND(&quot;:&quot;;[.F75];1)-FIND(&quot; &quot;;[.F75];1)-1));[.C75];[.C75]+1)" office:value-type="float" office:value="70">
            <text:p>070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Write a post with Take a Photo</text:p>
          </table:table-cell>
          <table:table-cell table:style-name="ce137" office:value-type="string">
            <text:p>Step 1: Take a photo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New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[Post] icon </text:span><text:span text:style-name="T6">on the top-</text:span><text:span text:style-name="T6">right, input </text:span><text:span text:style-name="T6">something</text:span></text:p>
            <text:p><text:span text:style-name="T6">- Touch on </text:span><text:span text:style-name="T6">[Camera] </text:span><text:span text:style-name="T6">icon on the </text:span><text:span text:style-name="T6">top-right</text:span></text:p>
            <text:p><text:span text:style-name="T6">- Touch on </text:span><text:span text:style-name="T6">[Take a </text:span><text:span text:style-name="T6">Photo] </text:span><text:span text:style-name="T6">button</text:span></text:p>
            <text:p><text:span text:style-name="T6">- Touch on </text:span><text:span text:style-name="T6">[Done] </text:span><text:span text:style-name="T6">button</text:span></text:p>
            <text:p><text:span text:style-name="T6">- Touch on </text:span><text:span text:style-name="T6">[Send] </text:span><text:span text:style-name="T6">button</text:span></text:p>
            <text:p><text:span text:style-name="T6">- Touch on </text:span><text:span text:style-name="T6">[Refresh] </text:span><text:span text:style-name="T6">icon on the </text:span><text:span text:style-name="T6">top-right</text:span></text:p>
          </table:table-cell>
          <table:table-cell table:style-name="ce139" office:value-type="string">
            <text:p><text:span text:style-name="T6">- Back to </text:span><text:span text:style-name="T6">activities </text:span><text:span text:style-name="T6">stream page</text:span></text:p>
            <text:p><text:span text:style-name="T6">- This post </text:span><text:span text:style-name="T6">will be </text:span><text:span text:style-name="T6">shown with </text:span><text:span text:style-name="T6">correct photo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6">
          <table:table-cell table:style-name="ce102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table:style-name="ce108" office:value-type="string">
            <text:p>SNF_IPA_NEW_71</text:p>
          </table:table-cell>
          <table:table-cell table:style-name="ce113" table:formula="of:=IF(VALUE(MID([.F77];6;FIND(&quot;:&quot;;[.F77];1)-FIND(&quot; &quot;;[.F77];1)-1))&gt;VALUE(MID([.F76];6;FIND(&quot;:&quot;;[.F76];1)-FIND(&quot; &quot;;[.F76];1)-1));[.C76];[.C76]+1)" office:value-type="float" office:value="71">
            <text:p>071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Write a post with Photo from Library</text:p>
          </table:table-cell>
          <table:table-cell table:style-name="ce137" office:value-type="string">
            <text:p>Step 1: Select a photo from Library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New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[Post] icon </text:span><text:span text:style-name="T6">on the top-</text:span><text:span text:style-name="T6">right, input </text:span><text:span text:style-name="T6">something</text:span></text:p>
            <text:p><text:span text:style-name="T6">- Touch on </text:span><text:span text:style-name="T6">[Camera] </text:span><text:span text:style-name="T6">icon on the </text:span><text:span text:style-name="T6">top-right</text:span></text:p>
            <text:p><text:span text:style-name="T6">- Touch on </text:span><text:span text:style-name="T6">[Photo </text:span><text:span text:style-name="T6">Library] </text:span><text:span text:style-name="T6">button</text:span></text:p>
            <text:p><text:span text:style-name="T6">- Select a </text:span><text:span text:style-name="T6">photo, touch </text:span><text:span text:style-name="T6">on [OK] </text:span><text:span text:style-name="T6">button</text:span></text:p>
            <text:p><text:span text:style-name="T6">- Touch on </text:span><text:span text:style-name="T6">[Send] </text:span><text:span text:style-name="T6">button</text:span></text:p>
            <text:p><text:span text:style-name="T6">- Touch on </text:span><text:span text:style-name="T6">[Refresh] </text:span><text:span text:style-name="T6">icon on the </text:span><text:span text:style-name="T6">top-right</text:span></text:p>
          </table:table-cell>
          <table:table-cell table:style-name="ce139" office:value-type="string">
            <text:p><text:span text:style-name="T6">- Back to </text:span><text:span text:style-name="T6">activities </text:span><text:span text:style-name="T6">stream page</text:span></text:p>
            <text:p><text:span text:style-name="T6">- This post </text:span><text:span text:style-name="T6">will be </text:span><text:span text:style-name="T6">shown with </text:span><text:span text:style-name="T6">correct photo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table:style-name="ce108" office:value-type="string">
            <text:p>SNF_IPA_NEW_72</text:p>
          </table:table-cell>
          <table:table-cell table:style-name="ce113" table:formula="of:=IF(VALUE(MID([.F78];6;FIND(&quot;:&quot;;[.F78];1)-FIND(&quot; &quot;;[.F78];1)-1))&gt;VALUE(MID([.F77];6;FIND(&quot;:&quot;;[.F77];1)-FIND(&quot; &quot;;[.F77];1)-1));[.C77];[.C77]+1)" office:value-type="float" office:value="72">
            <text:p>072</text:p>
          </table:table-cell>
          <table:table-cell table:style-name="ce118" office:value-type="string">
            <text:p>Mobile/Ipad/News</text:p>
          </table:table-cell>
          <table:table-cell table:style-name="ce131" office:value-type="string">
            <text:p>Write a post with empty data</text:p>
          </table:table-cell>
          <table:table-cell table:style-name="ce137" office:value-type="string">
            <text:p>Step 1: Send a post with empty data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New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[Post] icon </text:span><text:span text:style-name="T6">on the top-</text:span><text:span text:style-name="T6">right</text:span></text:p>
            <text:p><text:span text:style-name="T6">- Do not </text:span><text:span text:style-name="T6">anything</text:span></text:p>
            <text:p><text:span text:style-name="T6">- Touch on </text:span><text:span text:style-name="T6">[Send] </text:span><text:span text:style-name="T6">button</text:span></text:p>
          </table:table-cell>
          <table:table-cell table:style-name="ce139" office:value-type="string">
            <text:p>- Alert message to require input text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table:style-name="ce108" office:value-type="string">
            <text:p>SNF_IPA_NEW_73</text:p>
          </table:table-cell>
          <table:table-cell table:style-name="ce113" table:formula="of:=IF(VALUE(MID([.F79];6;FIND(&quot;:&quot;;[.F79];1)-FIND(&quot; &quot;;[.F79];1)-1))&gt;VALUE(MID([.F78];6;FIND(&quot;:&quot;;[.F78];1)-FIND(&quot; &quot;;[.F78];1)-1));[.C78];[.C78]+1)" office:value-type="float" office:value="73">
            <text:p>073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Cancel a post</text:p>
          </table:table-cell>
          <table:table-cell table:style-name="ce137" office:value-type="string">
            <text:p>Step 1: Cancel a post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New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[Post] icon </text:span><text:span text:style-name="T6">on the top-</text:span><text:span text:style-name="T6">right, input </text:span><text:span text:style-name="T6">Something</text:span></text:p>
            <text:p><text:span text:style-name="T6">- Touch on </text:span><text:span text:style-name="T6">[Cancel] </text:span><text:span text:style-name="T6">button</text:span></text:p>
          </table:table-cell>
          <table:table-cell table:style-name="ce139" office:value-type="string">
            <text:p><text:span text:style-name="T13">- Back to </text:span><text:span text:style-name="T13">activities </text:span><text:span text:style-name="T13">stream page</text:span></text:p>
            <text:p><text:span text:style-name="T13">- This post </text:span><text:span text:style-name="T13">won't be </text:span><text:span text:style-name="T13">shown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9">
          <table:table-cell table:style-name="ce102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table:style-name="ce108" office:value-type="string">
            <text:p>SNF_IPA_NEW_74</text:p>
          </table:table-cell>
          <table:table-cell table:style-name="ce113" table:formula="of:=IF(VALUE(MID([.F80];6;FIND(&quot;:&quot;;[.F80];1)-FIND(&quot; &quot;;[.F80];1)-1))&gt;VALUE(MID([.F79];6;FIND(&quot;:&quot;;[.F79];1)-FIND(&quot; &quot;;[.F79];1)-1));[.C79];[.C79]+1)" office:value-type="float" office:value="74">
            <text:p>074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Like a post</text:p>
          </table:table-cell>
          <table:table-cell table:style-name="ce137" office:value-type="string">
            <text:p>Step 1: Like a post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New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[Like] icon of </text:span><text:span text:style-name="T6">any post</text:span></text:p>
          </table:table-cell>
          <table:table-cell table:style-name="ce139" office:value-type="string">
            <text:p>- Number of Like is 1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table:style-name="ce108" office:value-type="string">
            <text:p>SNF_IPA_NEW_75</text:p>
          </table:table-cell>
          <table:table-cell table:style-name="ce113" table:formula="of:=IF(VALUE(MID([.F81];6;FIND(&quot;:&quot;;[.F81];1)-FIND(&quot; &quot;;[.F81];1)-1))&gt;VALUE(MID([.F80];6;FIND(&quot;:&quot;;[.F80];1)-FIND(&quot; &quot;;[.F80];1)-1));[.C80];[.C80]+1)" office:value-type="float" office:value="75">
            <text:p>075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Unlike a post</text:p>
          </table:table-cell>
          <table:table-cell table:style-name="ce137" office:value-type="string">
            <text:p>Step 1: Unlike a post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New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[Like] icon of </text:span><text:span text:style-name="T6">any post</text:span></text:p>
            <text:p><text:span text:style-name="T6">- After that </text:span><text:span text:style-name="T6">touch on </text:span><text:span text:style-name="T6">[Unlike] icon </text:span><text:span text:style-name="T6">of this post</text:span></text:p>
          </table:table-cell>
          <table:table-cell table:style-name="ce139" office:value-type="string">
            <text:p>- Number of Like is 0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1">
          <table:table-cell table:style-name="ce102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table:style-name="ce108" office:value-type="string">
            <text:p>SNF_IPA_NEW_76</text:p>
          </table:table-cell>
          <table:table-cell table:style-name="ce113" table:formula="of:=IF(VALUE(MID([.F82];6;FIND(&quot;:&quot;;[.F82];1)-FIND(&quot; &quot;;[.F82];1)-1))&gt;VALUE(MID([.F81];6;FIND(&quot;:&quot;;[.F81];1)-FIND(&quot; &quot;;[.F81];1)-1));[.C81];[.C81]+1)" office:value-type="float" office:value="76">
            <text:p>076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Like a post from detail screen</text:p>
          </table:table-cell>
          <table:table-cell table:style-name="ce137" office:value-type="string">
            <text:p>Step 1: Like a post from detail screen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9" office:value-type="string">
            <text:p>- Content of Post will be shown with comment and Like number (if have)</text:p>
            <text:p>- Number of Like is increased 1 point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table:style-name="ce108" office:value-type="string">
            <text:p>SNF_IPA_NEW_77</text:p>
          </table:table-cell>
          <table:table-cell table:style-name="ce113" table:formula="of:=IF(VALUE(MID([.F83];6;FIND(&quot;:&quot;;[.F83];1)-FIND(&quot; &quot;;[.F83];1)-1))&gt;VALUE(MID([.F82];6;FIND(&quot;:&quot;;[.F82];1)-FIND(&quot; &quot;;[.F82];1)-1));[.C82];[.C82]+1)" office:value-type="float" office:value="77">
            <text:p>077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Unlike a post <text:s/>from detail screen</text:p>
          </table:table-cell>
          <table:table-cell table:style-name="ce137" office:value-type="string">
            <text:p>Step 1: Unlike a post from detail screen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9" office:value-type="string">
            <text:p><text:span text:style-name="T6">- Content of </text:span><text:span text:style-name="T6">Post will be </text:span><text:span text:style-name="T6">shown with </text:span><text:span text:style-name="T6">comment </text:span><text:span text:style-name="T6">and Like </text:span><text:span text:style-name="T6">number (if </text:span><text:span text:style-name="T6">have)</text:span></text:p>
            <text:p>- Number of Like is decreased 1 point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30">
          <table:table-cell table:style-name="ce102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table:style-name="ce108" office:value-type="string">
            <text:p>SNF_IPA_NEW_78</text:p>
          </table:table-cell>
          <table:table-cell table:style-name="ce113" table:formula="of:=IF(VALUE(MID([.F84];6;FIND(&quot;:&quot;;[.F84];1)-FIND(&quot; &quot;;[.F84];1)-1))&gt;VALUE(MID([.F83];6;FIND(&quot;:&quot;;[.F83];1)-FIND(&quot; &quot;;[.F83];1)-1));[.C83];[.C83]+1)" office:value-type="float" office:value="78">
            <text:p>078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Comment a post with valid data</text:p>
          </table:table-cell>
          <table:table-cell table:style-name="ce137" office:value-type="string">
            <text:p>Step 1: Comment a post 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New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[Comment] </text:span><text:span text:style-name="T6">icon of any </text:span><text:span text:style-name="T6">post</text:span></text:p>
            <text:p><text:span text:style-name="T6">- Input </text:span><text:span text:style-name="T6">something, </text:span><text:span text:style-name="T6">touch on </text:span><text:span text:style-name="T6">button Send</text:span></text:p>
            <text:p><text:span text:style-name="T6">- Touch on </text:span><text:span text:style-name="T6">this post</text:span></text:p>
          </table:table-cell>
          <table:table-cell table:style-name="ce139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71" office:value-type="string">
            <text:p><text:a xlink:href="https://jira.exoplatform.org/browse/TESTVN-5698">TESTVN-5698</text:a></text:p>
          </table:table-cell>
          <table:table-cell table:style-name="ce168" table:number-columns-repeated="3"/>
          <table:table-cell table:style-name="ce177"/>
          <table:table-cell table:style-name="ce103" table:number-columns-repeated="1007"/>
        </table:table-row>
        <table:table-row table:style-name="ro22">
          <table:table-cell table:style-name="ce102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table:style-name="ce108" office:value-type="string">
            <text:p>SNF_IPA_NEW_79</text:p>
          </table:table-cell>
          <table:table-cell table:style-name="ce113" table:formula="of:=IF(VALUE(MID([.F85];6;FIND(&quot;:&quot;;[.F85];1)-FIND(&quot; &quot;;[.F85];1)-1))&gt;VALUE(MID([.F84];6;FIND(&quot;:&quot;;[.F84];1)-FIND(&quot; &quot;;[.F84];1)-1));[.C84];[.C84]+1)" office:value-type="float" office:value="79">
            <text:p>079</text:p>
          </table:table-cell>
          <table:table-cell table:style-name="ce118" office:value-type="string">
            <text:p>Mobile/Ipad/News</text:p>
          </table:table-cell>
          <table:table-cell table:style-name="ce131" office:value-type="string">
            <text:p>Comment a post with empty data</text:p>
          </table:table-cell>
          <table:table-cell table:style-name="ce137" office:value-type="string">
            <text:p>Step 1: Comment a post 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New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[Comment] </text:span><text:span text:style-name="T6">icon of any </text:span><text:span text:style-name="T6">post</text:span></text:p>
            <text:p><text:span text:style-name="T6">- Do not </text:span><text:span text:style-name="T6">input </text:span><text:span text:style-name="T6">anything, </text:span><text:span text:style-name="T6">touch on </text:span><text:span text:style-name="T6">button Send</text:span></text:p>
            <text:p><text:span text:style-name="T6">- Touch on </text:span><text:span text:style-name="T6">this post</text:span></text:p>
          </table:table-cell>
          <table:table-cell table:style-name="ce139" office:value-type="string">
            <text:p><text:span text:style-name="T13">- Alert </text:span><text:span text:style-name="T13">message to </text:span><text:span text:style-name="T13">require input </text:span><text:span text:style-name="T13">data</text:span></text:p>
            <text:p><text:span text:style-name="T13">- Back to </text:span><text:span text:style-name="T13">activities </text:span><text:span text:style-name="T13">stream page</text:span></text:p>
            <text:p><text:span text:style-name="T13">- Number of </text:span><text:span text:style-name="T13">Comment </text:span><text:span text:style-name="T13">isn't changed </text:span></text:p>
            <text:p><text:span text:style-name="T13">- No new </text:span><text:span text:style-name="T13">comment is </text:span><text:span text:style-name="T13">shown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table:style-name="ce108" office:value-type="string">
            <text:p>SNF_IPA_NEW_80</text:p>
          </table:table-cell>
          <table:table-cell table:style-name="ce113" table:formula="of:=IF(VALUE(MID([.F86];6;FIND(&quot;:&quot;;[.F86];1)-FIND(&quot; &quot;;[.F86];1)-1))&gt;VALUE(MID([.F85];6;FIND(&quot;:&quot;;[.F85];1)-FIND(&quot; &quot;;[.F85];1)-1));[.C85];[.C85]+1)" office:value-type="float" office:value="80">
            <text:p>080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Cancel a comment</text:p>
          </table:table-cell>
          <table:table-cell table:style-name="ce137" office:value-type="string">
            <text:p>Step 1: Cancel comment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New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[Comment] </text:span><text:span text:style-name="T6">icon of any </text:span><text:span text:style-name="T6">post</text:span></text:p>
            <text:p><text:span text:style-name="T6">- Input </text:span><text:span text:style-name="T6">something, </text:span><text:span text:style-name="T6">touch on </text:span><text:span text:style-name="T6">button </text:span><text:span text:style-name="T6">Cancel</text:span></text:p>
            <text:p><text:span text:style-name="T6">- Touch on </text:span><text:span text:style-name="T6">this post</text:span></text:p>
          </table:table-cell>
          <table:table-cell table:style-name="ce139" office:value-type="string">
            <text:p><text:span text:style-name="T13">- Back to </text:span><text:span text:style-name="T13">activities </text:span><text:span text:style-name="T13">stream page</text:span></text:p>
            <text:p><text:span text:style-name="T13">- Number of </text:span><text:span text:style-name="T13">Comment </text:span><text:span text:style-name="T13">isn't changed </text:span></text:p>
            <text:p><text:span text:style-name="T13">- No new </text:span><text:span text:style-name="T13">comment is </text:span><text:span text:style-name="T13">shown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1">
          <table:table-cell table:style-name="ce102"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081</text:p>
          </table:table-cell>
          <table:table-cell table:style-name="ce108" office:value-type="string">
            <text:p>SNF_IPA_NEW_81</text:p>
          </table:table-cell>
          <table:table-cell table:style-name="ce113" table:formula="of:=IF(VALUE(MID([.F87];6;FIND(&quot;:&quot;;[.F87];1)-FIND(&quot; &quot;;[.F87];1)-1))&gt;VALUE(MID([.F86];6;FIND(&quot;:&quot;;[.F86];1)-FIND(&quot; &quot;;[.F86];1)-1));[.C86];[.C86]+1)" office:value-type="float" office:value="81">
            <text:p>081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Open a post with URL of website</text:p>
          </table:table-cell>
          <table:table-cell table:style-name="ce137" office:value-type="string">
            <text:p>Step 1: Open a post <text:s/>with URL of website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9" office:value-type="string">
            <text:p>- Redirect to website: http://google.com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31">
          <table:table-cell table:style-name="ce102"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082</text:p>
          </table:table-cell>
          <table:table-cell table:style-name="ce108" office:value-type="string">
            <text:p>SNF_IPA_NEW_82</text:p>
          </table:table-cell>
          <table:table-cell table:style-name="ce113" table:formula="of:=IF(VALUE(MID([.F88];6;FIND(&quot;:&quot;;[.F88];1)-FIND(&quot; &quot;;[.F88];1)-1))&gt;VALUE(MID([.F87];6;FIND(&quot;:&quot;;[.F87];1)-FIND(&quot; &quot;;[.F87];1)-1));[.C87];[.C87]+1)" office:value-type="float" office:value="82">
            <text:p>082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Open a post with URL of image</text:p>
          </table:table-cell>
          <table:table-cell table:style-name="ce137" office:value-type="string">
            <text:p>Step 1: Open a post <text:s/>with URL of image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9" office:value-type="string">
            <text:p>- Image will be shown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1">
          <table:table-cell table:style-name="ce102"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083</text:p>
          </table:table-cell>
          <table:table-cell table:style-name="ce108" office:value-type="string">
            <text:p>SNF_IPA_NEW_83</text:p>
          </table:table-cell>
          <table:table-cell table:style-name="ce113" table:formula="of:=IF(VALUE(MID([.F89];6;FIND(&quot;:&quot;;[.F89];1)-FIND(&quot; &quot;;[.F89];1)-1))&gt;VALUE(MID([.F88];6;FIND(&quot;:&quot;;[.F88];1)-FIND(&quot; &quot;;[.F88];1)-1));[.C88];[.C88]+1)" office:value-type="float" office:value="83">
            <text:p>083</text:p>
          </table:table-cell>
          <table:table-cell table:style-name="ce118" office:value-type="string">
            <text:p>Mobile/Ipad/News</text:p>
          </table:table-cell>
          <table:table-cell table:style-name="ce131" office:value-type="string">
            <text:p>Open a post with attachment</text:p>
          </table:table-cell>
          <table:table-cell table:style-name="ce137" office:value-type="string">
            <text:p>Step 1: Open a post with attachment</text:p>
          </table:table-cell>
          <table:table-cell table:style-name="ce13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3">- Sign In with </text:span><text:span text:style-name="T13">valid User </text:span><text:span text:style-name="T13">name/Passw</text:span><text:span text:style-name="T13">ord</text:span></text:p>
            <text:p><text:span text:style-name="T13">- Touch on </text:span><text:span text:style-name="T13">[News] </text:span><text:span text:style-name="T13">application </text:span><text:span text:style-name="T13">on Home </text:span><text:span text:style-name="T13">page</text:span></text:p>
            <text:p><text:span text:style-name="T13">- Touch on </text:span><text:span text:style-name="T13">any post with </text:span><text:span text:style-name="T13">attachment</text:span></text:p>
            <text:p><text:span text:style-name="T13">- Touch on </text:span><text:span text:style-name="T13">this </text:span><text:span text:style-name="T13">attachment</text:span></text:p>
          </table:table-cell>
          <table:table-cell table:style-name="ce139" office:value-type="string">
            <text:p>- Attachment file will be shown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084</text:p>
          </table:table-cell>
          <table:table-cell table:style-name="ce108" office:value-type="string">
            <text:p>SNF_IPA_NEW_84</text:p>
          </table:table-cell>
          <table:table-cell table:style-name="ce113" table:formula="of:=IF(VALUE(MID([.F90];6;FIND(&quot;:&quot;;[.F90];1)-FIND(&quot; &quot;;[.F90];1)-1))&gt;VALUE(MID([.F89];6;FIND(&quot;:&quot;;[.F89];1)-FIND(&quot; &quot;;[.F89];1)-1));[.C89];[.C89]+1)" office:value-type="float" office:value="84">
            <text:p>084</text:p>
          </table:table-cell>
          <table:table-cell table:style-name="ce118" office:value-type="string">
            <text:p>Mobile/Ipad/News</text:p>
          </table:table-cell>
          <table:table-cell table:style-name="ce131" office:value-type="string">
            <text:p>Show filter navigation to filter activity type</text:p>
          </table:table-cell>
          <table:table-cell table:style-name="ce137" office:value-type="string">
            <text:p>Step 1: Go to news in application</text:p>
          </table:table-cell>
          <table:table-cell table:style-name="ce139" office:value-type="string">
            <text:p>- Start application</text:p>
            <text:p>- Login with valid user name and password</text:p>
            <text:p/>
          </table:table-cell>
          <table:table-cell table:style-name="ce139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12">
          <table:table-cell table:style-name="ce102"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085</text:p>
          </table:table-cell>
          <table:table-cell table:style-name="ce108" office:value-type="string">
            <text:p>SNF_IPA_NEW_85</text:p>
          </table:table-cell>
          <table:table-cell table:style-name="ce113" table:formula="of:=IF(VALUE(MID([.F91];6;FIND(&quot;:&quot;;[.F91];1)-FIND(&quot; &quot;;[.F91];1)-1))&gt;VALUE(MID([.F90];6;FIND(&quot;:&quot;;[.F90];1)-FIND(&quot; &quot;;[.F90];1)-1));[.C90];[.C90]+1)" office:value-type="float" office:value="85">
            <text:p>085</text:p>
          </table:table-cell>
          <table:table-cell table:style-name="ce118" office:value-type="string">
            <text:p>Mobile/Ipad/News</text:p>
          </table:table-cell>
          <table:table-cell table:style-name="ce131" office:value-type="string">
            <text:p><text:s/>List activity following selected filter</text:p>
          </table:table-cell>
          <table:table-cell table:style-name="ce137" office:value-type="string">
            <text:p>Step 1: touch to any filtler in navigation</text:p>
          </table:table-cell>
          <table:table-cell table:style-name="ce139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9" office:value-type="string">
            <text:p>- Selected filter will be highlight</text:p>
            <text:p>- 100 activities belong to spaces that user is member will be shown 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1">
          <table:table-cell table:style-name="ce102"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086</text:p>
          </table:table-cell>
          <table:table-cell table:style-name="ce108" office:value-type="string">
            <text:p>SNF_IPA_NEW_86</text:p>
          </table:table-cell>
          <table:table-cell table:style-name="ce113" table:formula="of:=IF(VALUE(MID([.F92];6;FIND(&quot;:&quot;;[.F92];1)-FIND(&quot; &quot;;[.F92];1)-1))&gt;VALUE(MID([.F91];6;FIND(&quot;:&quot;;[.F91];1)-FIND(&quot; &quot;;[.F91];1)-1));[.C91];[.C91]+1)" office:value-type="float" office:value="86">
            <text:p>086</text:p>
          </table:table-cell>
          <table:table-cell table:style-name="ce118" office:value-type="string">
            <text:p>Mobile/Ipad/Settings</text:p>
          </table:table-cell>
          <table:table-cell table:style-name="ce131" office:value-type="string">
            <text:p>Set default selected filter will be load when starting application</text:p>
          </table:table-cell>
          <table:table-cell table:style-name="ce137" office:value-type="string">
            <text:p>Step 1: Open setting </text:p>
          </table:table-cell>
          <table:table-cell table:style-name="ce139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39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12">
          <table:table-cell table:style-name="ce102"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087</text:p>
          </table:table-cell>
          <table:table-cell table:style-name="ce108" office:value-type="string">
            <text:p>SNF_IPA_P30_87</text:p>
          </table:table-cell>
          <table:table-cell table:style-name="ce113" table:formula="of:=IF(VALUE(MID([.F93];6;FIND(&quot;:&quot;;[.F93];1)-FIND(&quot; &quot;;[.F93];1)-1))&gt;VALUE(MID([.F92];6;FIND(&quot;:&quot;;[.F92];1)-FIND(&quot; &quot;;[.F92];1)-1));[.C92];[.C92]+1)" office:value-type="float" office:value="87">
            <text:p>087</text:p>
          </table:table-cell>
          <table:table-cell table:style-name="ce118" office:value-type="string">
            <text:p>Mobile/Ipad/CheckWithPLF-3.0.x</text:p>
          </table:table-cell>
          <table:table-cell table:style-name="ce122" office:value-type="string">
            <text:p><text:span text:style-name="T2">Sign in an </text:span><text:span text:style-name="T2">eXo server </text:span>with PLF-3.0.x</text:p>
          </table:table-cell>
          <table:table-cell table:style-name="ce132" office:value-type="string">
            <text:p>Step 1: Try to login</text:p>
          </table:table-cell>
          <table:table-cell table:style-name="ce133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1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71" office:value-type="string">
            <text:p><text:a xlink:href="https://jira.exoplatform.org/browse/TESTVN-5701">TESTVN-5701</text:a></text:p>
          </table:table-cell>
          <table:table-cell table:style-name="ce168" table:number-columns-repeated="3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35" table:number-rows-repeated="8">
          <table:table-cell table:style-name="ce103" table:number-columns-repeated="8"/>
          <table:table-cell table:style-name="ce161"/>
          <table:table-cell table:style-name="ce103" table:number-columns-repeated="1015"/>
        </table:table-row>
        <table:table-row table:style-name="ro35" table:number-rows-repeated="167">
          <table:table-cell table:number-columns-repeated="1024"/>
        </table:table-row>
        <table:table-row table:style-name="ro35" table:number-rows-repeated="11">
          <table:table-cell table:number-columns-repeated="11"/>
          <table:table-cell table:style-name="ce170" table:number-columns-repeated="4"/>
          <table:table-cell table:number-columns-repeated="1009"/>
        </table:table-row>
        <table:table-row table:style-name="ro35" table:number-rows-repeated="10">
          <table:table-cell table:number-columns-repeated="1024"/>
        </table:table-row>
        <table:table-row table:style-name="ro35">
          <table:table-cell table:number-columns-repeated="1024"/>
        </table:table-row>
      </table:table>
      <table:table table:name="Summary_Report" table:style-name="ta1" table:print="false">
        <table:table-column table:style-name="co22" table:default-cell-style-name="ce73"/>
        <table:table-column table:style-name="co23" table:default-cell-style-name="ce149"/>
        <table:table-column table:style-name="co23" table:default-cell-style-name="ce151"/>
        <table:table-column table:style-name="co24" table:default-cell-style-name="ce93"/>
        <table:table-column table:style-name="co25" table:default-cell-style-name="ce149"/>
        <table:table-column table:style-name="co26" table:default-cell-style-name="ce153"/>
        <table:table-row table:style-name="ro28">
          <table:table-cell table:style-name="ce144" office:value-type="string" table:number-columns-spanned="5" table:number-rows-spanned="2">
            <text:p>Ipad Sniff Test List</text:p>
          </table:table-cell>
          <table:covered-table-cell table:number-columns-repeated="4" table:style-name="ce148"/>
          <table:table-cell table:style-name="ce146" office:value-type="string" table:number-columns-spanned="1" table:number-rows-spanned="3">
            <text:p>Cases</text:p>
          </table:table-cell>
        </table:table-row>
        <table:table-row table:style-name="ro28">
          <table:covered-table-cell table:style-name="ce145"/>
          <table:covered-table-cell table:number-columns-repeated="4" table:style-name="ce148"/>
          <table:covered-table-cell table:style-name="ce146" office:value-type="string">
            <text:p>Cases</text:p>
          </table:covered-table-cell>
        </table:table-row>
        <table:table-row table:style-name="ro28">
          <table:table-cell table:style-name="ce146" office:value-type="string">
            <text:p>ID</text:p>
          </table:table-cell>
          <table:table-cell table:style-name="ce146" office:value-type="string">
            <text:p>Portlet</text:p>
          </table:table-cell>
          <table:table-cell table:style-name="ce146" office:value-type="string">
            <text:p>Functional Group</text:p>
          </table:table-cell>
          <table:table-cell table:style-name="ce146" office:value-type="string">
            <text:p>Functionality</text:p>
          </table:table-cell>
          <table:table-cell table:style-name="ce146" office:value-type="string">
            <text:p>Functionality summary</text:p>
          </table:table-cell>
          <table:covered-table-cell table:style-name="ce146" office:value-type="string">
            <text:p>Cases</text:p>
          </table:covered-table-cell>
        </table:table-row>
        <table:table-row table:style-name="ro11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valid user/password</text:p>
          </table:table-cell>
          <table:table-cell/>
          <table:table-cell table:formula="of:=SUMPRODUCT(([SniffTest.B$7:SniffTest.B$953]=[.$A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user name</text:p>
          </table:table-cell>
          <table:table-cell/>
          <table:table-cell table:formula="of:=SUMPRODUCT(([SniffTest.B$7:SniffTest.B$953]=[.$A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password</text:p>
          </table:table-cell>
          <table:table-cell/>
          <table:table-cell table:formula="of:=SUMPRODUCT(([SniffTest.B$7:SniffTest.B$953]=[.$A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blank user/password</text:p>
          </table:table-cell>
          <table:table-cell table:style-name="ce152"/>
          <table:table-cell table:formula="of:=SUMPRODUCT(([SniffTest.B$7:SniffTest.B$953]=[.$A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another account</text:p>
          </table:table-cell>
          <table:table-cell table:style-name="ce152"/>
          <table:table-cell table:formula="of:=SUMPRODUCT(([SniffTest.B$7:SniffTest.B$953]=[.$A8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hen no network connection</text:p>
          </table:table-cell>
          <table:table-cell/>
          <table:table-cell table:formula="of:=SUMPRODUCT(([SniffTest.B$7:SniffTest.B$953]=[.$A9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/>
          <table:table-cell table:formula="of:=SUMPRODUCT(([SniffTest.B$7:SniffTest.B$953]=[.$A1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9" office:value-type="string">
            <text:p>Sign in an eXo server with Auto Sign In option</text:p>
          </table:table-cell>
          <table:table-cell/>
          <table:table-cell table:formula="of:=SUMPRODUCT(([SniffTest.B$7:SniffTest.B$953]=[.$A1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90" office:value-type="string">
            <text:p>Rotate devices while signing in eXo server</text:p>
          </table:table-cell>
          <table:table-cell/>
          <table:table-cell table:formula="of:=SUMPRODUCT(([SniffTest.B$7:SniffTest.B$953]=[.$A1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O_10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Logout of Home Screen</text:p>
          </table:table-cell>
          <table:table-cell/>
          <table:table-cell table:formula="of:=SUMPRODUCT(([SniffTest.B$7:SniffTest.B$953]=[.$A1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82" office:value-type="string">
            <text:p>Setting</text:p>
          </table:table-cell>
          <table:table-cell table:style-name="ce87" office:value-type="string">
            <text:p>Display Setting screen</text:p>
          </table:table-cell>
          <table:table-cell/>
          <table:table-cell table:formula="of:=SUMPRODUCT(([SniffTest.B$7:SniffTest.B$953]=[.$A1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Change server</text:p>
          </table:table-cell>
          <table:table-cell table:style-name="ce152"/>
          <table:table-cell table:formula="of:=SUMPRODUCT(([SniffTest.B$7:SniffTest.B$953]=[.$A1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modify the selected server after being authenticate</text:p>
          </table:table-cell>
          <table:table-cell/>
          <table:table-cell table:formula="of:=SUMPRODUCT(([SniffTest.B$7:SniffTest.B$953]=[.$A16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delete the selected server after being authenticate</text:p>
          </table:table-cell>
          <table:table-cell/>
          <table:table-cell table:formula="of:=SUMPRODUCT(([SniffTest.B$7:SniffTest.B$953]=[.$A1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</text:p>
          </table:table-cell>
          <table:table-cell/>
          <table:table-cell table:formula="of:=SUMPRODUCT(([SniffTest.B$7:SniffTest.B$953]=[.$A2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</text:p>
          </table:table-cell>
          <table:table-cell/>
          <table:table-cell table:formula="of:=SUMPRODUCT(([SniffTest.B$7:SniffTest.B$953]=[.$A2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 URL</text:p>
          </table:table-cell>
          <table:table-cell/>
          <table:table-cell table:formula="of:=SUMPRODUCT(([SniffTest.B$7:SniffTest.B$953]=[.$A2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 URL</text:p>
          </table:table-cell>
          <table:table-cell/>
          <table:table-cell table:formula="of:=SUMPRODUCT(([SniffTest.B$7:SniffTest.B$953]=[.$A2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Delete a server</text:p>
          </table:table-cell>
          <table:table-cell/>
          <table:table-cell table:formula="of:=SUMPRODUCT(([SniffTest.B$7:SniffTest.B$953]=[.$A3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49" office:value-type="string">
            <text:p>User guide</text:p>
          </table:table-cell>
          <table:table-cell table:style-name="ce92" office:value-type="string">
            <text:p>Don't view User guide</text:p>
          </table:table-cell>
          <table:table-cell/>
          <table:table-cell table:formula="of:=SUMPRODUCT(([SniffTest.B$7:SniffTest.B$953]=[.$A3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82" office:value-type="string">
            <text:p>Setting language</text:p>
          </table:table-cell>
          <table:table-cell table:style-name="ce88" office:value-type="string">
            <text:p>Setting language</text:p>
          </table:table-cell>
          <table:table-cell/>
          <table:table-cell table:formula="of:=SUMPRODUCT(([SniffTest.B$7:SniffTest.B$953]=[.$A3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4</text:p>
          </table:table-cell>
          <table:table-cell office:value-type="string">
            <text:p>Ipad</text:p>
          </table:table-cell>
          <table:table-cell table:style-name="ce82" office:value-type="string">
            <text:p>Home Screen</text:p>
          </table:table-cell>
          <table:table-cell table:style-name="ce90" office:value-type="string">
            <text:p>Check Home Screen </text:p>
          </table:table-cell>
          <table:table-cell/>
          <table:table-cell table:formula="of:=SUMPRODUCT(([SniffTest.B$7:SniffTest.B$953]=[.$A3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5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Gadget List View</text:p>
          </table:table-cell>
          <table:table-cell/>
          <table:table-cell table:formula="of:=SUMPRODUCT(([SniffTest.B$7:SniffTest.B$953]=[.$A38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AB_36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Scroll Gadget in List View</text:p>
          </table:table-cell>
          <table:table-cell/>
          <table:table-cell table:formula="of:=SUMPRODUCT(([SniffTest.B$7:SniffTest.B$953]=[.$A3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7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View Dashboard tabs</text:p>
          </table:table-cell>
          <table:table-cell/>
          <table:table-cell table:formula="of:=SUMPRODUCT(([SniffTest.B$7:SniffTest.B$953]=[.$A4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Update Dashboard tabs</text:p>
          </table:table-cell>
          <table:table-cell/>
          <table:table-cell table:formula="of:=SUMPRODUCT(([SniffTest.B$7:SniffTest.B$953]=[.$A4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gadget list in Dashboard</text:p>
          </table:table-cell>
          <table:table-cell/>
          <table:table-cell table:formula="of:=SUMPRODUCT(([SniffTest.B$7:SniffTest.B$953]=[.$A4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Update gadget list in Dashboard</text:p>
          </table:table-cell>
          <table:table-cell/>
          <table:table-cell table:formula="of:=SUMPRODUCT(([SniffTest.B$7:SniffTest.B$953]=[.$A4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Content of Gadget</text:p>
          </table:table-cell>
          <table:table-cell/>
          <table:table-cell table:formula="of:=SUMPRODUCT(([SniffTest.B$7:SniffTest.B$953]=[.$A4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Edit Content of Gadget</text:p>
          </table:table-cell>
          <table:table-cell/>
          <table:table-cell table:formula="of:=SUMPRODUCT(([SniffTest.B$7:SniffTest.B$953]=[.$A4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Delete Gadget</text:p>
          </table:table-cell>
          <table:table-cell/>
          <table:table-cell table:formula="of:=SUMPRODUCT(([SniffTest.B$7:SniffTest.B$953]=[.$A4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Documents application</text:p>
          </table:table-cell>
          <table:table-cell/>
          <table:table-cell table:formula="of:=SUMPRODUCT(([SniffTest.B$7:SniffTest.B$953]=[.$A4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OC_4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Documents application</text:p>
          </table:table-cell>
          <table:table-cell/>
          <table:table-cell table:formula="of:=SUMPRODUCT(([SniffTest.B$7:SniffTest.B$953]=[.$A48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DOC_4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8" office:value-type="string">
            <text:p>View Folder</text:p>
          </table:table-cell>
          <table:table-cell/>
          <table:table-cell table:formula="of:=SUMPRODUCT(([SniffTest.B$7:SniffTest.B$953]=[.$A4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53]=[.$A5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53]=[.$A5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53]=[.$A5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53]=[.$A5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53]=[.$A5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53]=[.$A5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53]=[.$A5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53]=[.$A5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Back Folder List </text:p>
          </table:table-cell>
          <table:table-cell/>
          <table:table-cell table:formula="of:=SUMPRODUCT(([SniffTest.B$7:SniffTest.B$953]=[.$A5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9" office:value-type="string">
            <text:p>View a File</text:p>
          </table:table-cell>
          <table:table-cell/>
          <table:table-cell table:formula="of:=SUMPRODUCT(([SniffTest.B$7:SniffTest.B$953]=[.$A5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menu action of File/Folder</text:p>
          </table:table-cell>
          <table:table-cell/>
          <table:table-cell table:formula="of:=SUMPRODUCT(([SniffTest.B$7:SniffTest.B$953]=[.$A6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menu action of File/Folder</text:p>
          </table:table-cell>
          <table:table-cell/>
          <table:table-cell table:formula="of:=SUMPRODUCT(([SniffTest.B$7:SniffTest.B$953]=[.$A6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4" office:value-type="string">
            <text:p>Delete a File/Folder</text:p>
          </table:table-cell>
          <table:table-cell/>
          <table:table-cell table:formula="of:=SUMPRODUCT(([SniffTest.B$7:SniffTest.B$953]=[.$A6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opy/Paste a File/Folder</text:p>
          </table:table-cell>
          <table:table-cell/>
          <table:table-cell table:formula="of:=SUMPRODUCT(([SniffTest.B$7:SniffTest.B$953]=[.$A6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ut/Paste a File/Folder</text:p>
          </table:table-cell>
          <table:table-cell/>
          <table:table-cell table:formula="of:=SUMPRODUCT(([SniffTest.B$7:SniffTest.B$953]=[.$A6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53]=[.$A6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3]=[.$A66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3]=[.$A6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3]=[.$A68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3]=[.$A6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3]=[.$A7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53]=[.$A7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53]=[.$A7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53]=[.$A7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53]=[.$A7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53]=[.$A7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53]=[.$A7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53]=[.$A7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53]=[.$A7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53]=[.$A7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53]=[.$A8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53]=[.$A8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53]=[.$A8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53]=[.$A8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53]=[.$A8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P30_82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53]=[.$A85])*([SniffTest.A$7:SniffTest.A$953]&lt;&gt;&quot;&quot;))" office:value-type="float" office:value="0">
            <text:p>0</text:p>
          </table:table-cell>
        </table:table-row>
        <table:table-row table:style-name="ro9">
          <table:table-cell table:style-name="ce147" office:value-type="string" table:number-columns-spanned="5" table:number-rows-spanned="1">
            <text:p>TOTAL</text:p>
          </table:table-cell>
          <table:covered-table-cell table:number-columns-repeated="4" table:style-name="ce150"/>
          <table:table-cell table:style-name="ce154" table:formula="of:=SUM([.F4:.F85])" office:value-type="float" office:value="76">
            <text:p>7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8/07/2012</text:date>, <text:time>15:2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7T15:24:30</dc:date>
    <meta:editing-cycles>276</meta:editing-cycles>
    <meta:editing-duration>P3DT16H35M21S</meta:editing-duration>
    <dc:creator>exoplatform </dc:creator>
    <meta:document-statistic meta:table-count="4" meta:cell-count="1819" meta:object-count="1"/>
    <meta:user-defined meta:name="Info 1"/>
    <meta:user-defined meta:name="Info 2"/>
    <meta:user-defined meta:name="Info 3"/>
    <meta:user-defined meta:name="Info 4"/>
  </office:meta>
</office:document-meta>
</file>